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Arial Rounded MT Bold'" style:font-family-asian="'Arial Rounded MT Bold'" style:font-family-complex="'Arial Rounded MT Bold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Arial Rounded MT Bold'" style:font-family-asian="'Arial Rounded MT Bold'" style:font-family-complex="'Arial Rounded MT Bold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'Arial Rounded MT Bold'" style:font-family-asian="'Arial Rounded MT Bold'" style:font-family-complex="'Arial Rounded MT Bold'" fo:background-color="transparent" style:use-window-font-color="true"/>
    </style:style>
    <style:style style:name="T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'Arial Rounded MT Bold'" style:font-family-asian="'Arial Rounded MT Bold'" style:font-family-complex="'Arial Rounded MT Bold'" fo:background-color="transparent" style:use-window-font-color="true"/>
    </style:style>
    <style:style style:name="T1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24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25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26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2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29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30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31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32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33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34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35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36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37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38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39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40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41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42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43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44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45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46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9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5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5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5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56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57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58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5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60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3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64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65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8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69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70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5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76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9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80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81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82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5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86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87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88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91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92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9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96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0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0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0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1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16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1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2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1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32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133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36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3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3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3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42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5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4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65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166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6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70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7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72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0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191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92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193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94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195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96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197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198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9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200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20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202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43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44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245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4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49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50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251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5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55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56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257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60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61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262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6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66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67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268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71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72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273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76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277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8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85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286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89" style:family="text">
      <style:text-properties fo:font-size="12.00pt" fo:font-weight="bold" fo:font-family="Arial" style:font-family-asian="Arial" style:font-family-complex="Arial" fo:background-color="#ffff00" fo:color="#ff0000"/>
    </style:style>
    <style:style style:name="T290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97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0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0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0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0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0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0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1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1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1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1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1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1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2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2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2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2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2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2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3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3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3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3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3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3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0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4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4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4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5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5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bold" fo:font-family="Arial" style:font-family-asian="Arial" style:font-family-complex="Arial" fo:background-color="#ffff00" fo:color="#000000"/>
    </style:style>
    <style:style style:name="T356" style:family="text">
      <style:text-properties fo:font-size="12.00pt" fo:font-weight="normal" fo:font-family="Arial" style:font-family-asian="Arial" style:font-family-complex="Arial" fo:background-color="#ffff00" fo:color="#000000"/>
    </style:style>
    <style:style style:name="T35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Arial" style:font-family-asian="Arial" style:font-family-complex="Arial" fo:background-color="#ffff00" fo:color="#000000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bold" fo:font-family="Arial" style:font-family-asian="Arial" style:font-family-complex="Arial" fo:background-color="#ffff00" fo:color="#000000"/>
    </style:style>
    <style:style style:name="T362" style:family="text">
      <style:text-properties fo:font-size="12.00pt" fo:font-weight="normal" fo:font-family="Arial" style:font-family-asian="Arial" style:font-family-complex="Arial" fo:background-color="#ffff00" fo:color="#000000"/>
    </style:style>
    <style:style style:name="T363" style:family="text">
      <style:text-properties fo:font-size="12.00pt" fo:font-weight="normal" fo:font-family="Arial" style:font-family-asian="Arial" style:font-family-complex="Arial" fo:background-color="#ffff00" fo:color="#000000" fo:font-style="italic"/>
    </style:style>
    <style:style style:name="T364" style:family="text">
      <style:text-properties fo:font-size="12.00pt" fo:font-weight="normal" fo:font-family="Arial" style:font-family-asian="Arial" style:font-family-complex="Arial" fo:background-color="#ffff00" fo:color="#000000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Arial" style:font-family-asian="Arial" style:font-family-complex="Arial" fo:background-color="#ffff00" fo:color="#000000"/>
    </style:style>
    <style:style style:name="T367" style:family="text">
      <style:text-properties fo:font-size="12.00pt" fo:font-weight="normal" fo:font-family="Arial" style:font-family-asian="Arial" style:font-family-complex="Arial" fo:background-color="#ffff00" fo:color="#000000" fo:font-style="italic"/>
    </style:style>
    <style:style style:name="T368" style:family="text">
      <style:text-properties fo:font-size="12.00pt" fo:font-weight="normal" fo:font-family="Arial" style:font-family-asian="Arial" style:font-family-complex="Arial" fo:background-color="#ffff00" fo:color="#000000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50pt" fo:font-weight="bold" fo:font-family="Arial" style:font-family-asian="Arial" style:font-family-complex="Arial" fo:background-color="#ff0000" fo:color="#4c4c4c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Arial" style:font-family-asian="Arial" style:font-family-complex="Arial" fo:background-color="#ffff00" fo:color="#000000"/>
    </style:style>
    <style:style style:name="T373" style:family="text">
      <style:text-properties fo:font-size="12.00pt" fo:font-weight="bold" fo:font-family="Arial" style:font-family-asian="Arial" style:font-family-complex="Arial" fo:background-color="#ffff00" fo:color="#000000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76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81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8.00pt"/>
    </style:style>
    <style:style style:name="P2" style:family="paragraph">
      <style:paragraph-properties fo:line-height="115.00%" fo:text-align="justify" fo:margin-bottom="8.00pt"/>
    </style:style>
    <style:style style:name="P3" style:family="paragraph">
      <style:paragraph-properties fo:line-height="115.00%" fo:text-align="center" fo:margin-bottom="8.00pt"/>
    </style:style>
    <style:style style:name="P4" style:family="paragraph">
      <style:paragraph-properties fo:line-height="150.00%" fo:text-align="justify" fo:margin-left="198.45pt" fo:text-indent="0.00pt"/>
    </style:style>
    <style:style style:name="P5" style:family="paragraph">
      <style:paragraph-properties fo:line-height="115.00%" fo:text-align="center" fo:margin-bottom="8.00pt"/>
    </style:style>
    <style:style style:name="P6" style:family="paragraph">
      <style:paragraph-properties fo:line-height="115.00%" fo:text-align="left" fo:margin-bottom="8.00pt"/>
    </style:style>
    <style:style style:name="P7" style:family="paragraph">
      <style:paragraph-properties fo:line-height="100.00%" fo:text-align="center" fo:margin-left="11.35pt" fo:text-indent="-11.35pt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15.00%" fo:text-align="justify" fo:margin-top="12.00pt" fo:margin-bottom="12.00pt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15.00%" fo:text-align="left" fo:margin-top="12.00pt" fo:margin-bottom="12.00pt"/>
    </style:style>
    <style:style style:name="P12" style:family="paragraph">
      <style:paragraph-properties fo:line-height="115.00%" fo:text-align="justify" fo:margin-top="12.00pt" fo:margin-bottom="12.00pt"/>
    </style:style>
    <style:style style:name="P13" style:family="paragraph">
      <style:paragraph-properties fo:line-height="150.00%" fo:text-align="justify"/>
    </style:style>
    <style:style style:name="P14" style:family="paragraph">
      <style:paragraph-properties fo:line-height="115.00%" fo:text-align="justify" fo:margin-top="12.00pt" fo:margin-bottom="12.00pt"/>
    </style:style>
    <style:style style:name="P15" style:family="paragraph">
      <style:paragraph-properties fo:line-height="115.00%" fo:text-align="left" fo:margin-top="12.00pt" fo:margin-bottom="12.00pt"/>
    </style:style>
    <style:style style:name="P16" style:family="paragraph">
      <style:paragraph-properties fo:line-height="150.00%" fo:text-align="justify"/>
    </style:style>
    <style:style style:name="P17" style:family="paragraph">
      <style:paragraph-properties fo:line-height="150.00%" fo:text-align="justify" fo:margin-left="0.00pt" fo:text-indent="35.45pt"/>
    </style:style>
    <style:style style:name="P18" style:family="paragraph">
      <style:paragraph-properties fo:line-height="150.00%" fo:text-align="justify"/>
    </style:style>
    <style:style style:name="P19" style:family="paragraph">
      <style:paragraph-properties fo:line-height="150.00%" fo:text-align="justify" fo:margin-left="35.45pt" fo:text-indent="0.00pt"/>
    </style:style>
    <style:style style:name="P20" style:family="paragraph">
      <style:paragraph-properties fo:line-height="150.00%" fo:text-align="justify"/>
    </style:style>
    <style:style style:name="P21" style:family="paragraph">
      <style:paragraph-properties fo:line-height="150.00%" fo:text-align="justify" fo:margin-left="70.90pt" fo:text-indent="0.00pt"/>
    </style:style>
    <style:style style:name="P22" style:family="paragraph">
      <style:paragraph-properties fo:line-height="150.00%" fo:text-align="justify" fo:margin-left="35.45pt" fo:text-indent="0.00pt"/>
    </style:style>
    <style:style style:name="P23" style:family="paragraph">
      <style:paragraph-properties fo:line-height="150.00%" fo:text-align="justify"/>
    </style:style>
    <style:style style:name="P24" style:family="paragraph">
      <style:paragraph-properties fo:line-height="150.00%" fo:text-align="justify" fo:margin-left="35.45pt" fo:text-indent="0.00pt"/>
    </style:style>
    <style:style style:name="P25" style:family="paragraph">
      <style:paragraph-properties fo:line-height="150.00%" fo:text-align="justify"/>
    </style:style>
    <style:style style:name="P26" style:family="paragraph">
      <style:paragraph-properties fo:line-height="150.00%" fo:text-align="justify" fo:margin-left="35.45pt" fo:text-indent="0.00pt"/>
    </style:style>
    <style:style style:name="P27" style:family="paragraph">
      <style:paragraph-properties fo:line-height="150.00%" fo:text-align="justify"/>
    </style:style>
    <style:style style:name="P28" style:family="paragraph">
      <style:paragraph-properties fo:line-height="150.00%" fo:text-align="justify" fo:margin-left="35.45pt" fo:text-indent="0.00pt"/>
    </style:style>
    <style:style style:name="P29" style:family="paragraph">
      <style:paragraph-properties fo:line-height="150.00%" fo:text-align="justify"/>
    </style:style>
    <style:style style:name="P30" style:family="paragraph">
      <style:paragraph-properties fo:line-height="150.00%" fo:text-align="justify" fo:margin-left="35.45pt" fo:text-indent="0.00pt"/>
    </style:style>
    <style:style style:name="P31" style:family="paragraph">
      <style:paragraph-properties fo:line-height="150.00%" fo:text-align="justify"/>
    </style:style>
    <style:style style:name="P32" style:family="paragraph">
      <style:paragraph-properties fo:line-height="150.00%" fo:text-align="justify" fo:margin-left="0.00pt" fo:text-indent="35.45pt"/>
    </style:style>
    <style:style style:name="P33" style:family="paragraph">
      <style:paragraph-properties fo:line-height="150.00%" fo:text-align="justify" fo:margin-left="35.45pt" fo:text-indent="0.00pt"/>
    </style:style>
    <style:style style:name="P34" style:family="paragraph">
      <style:paragraph-properties fo:line-height="150.00%" fo:text-align="justify" fo:margin-left="0.00pt" fo:text-indent="35.45pt"/>
    </style:style>
    <style:style style:name="P35" style:family="paragraph">
      <style:paragraph-properties fo:line-height="150.00%" fo:text-align="justify"/>
    </style:style>
    <style:style style:name="P36" style:family="paragraph">
      <style:paragraph-properties fo:line-height="150.00%" fo:text-align="justify" fo:margin-left="35.45pt" fo:text-indent="0.00pt"/>
    </style:style>
    <style:style style:name="P37" style:family="paragraph">
      <style:paragraph-properties fo:line-height="150.00%" fo:text-align="justify" fo:margin-left="0.00pt" fo:text-indent="35.45pt"/>
    </style:style>
    <style:style style:name="P38" style:family="paragraph">
      <style:paragraph-properties fo:line-height="150.00%" fo:text-align="center"/>
    </style:style>
    <style:style style:name="P39" style:family="paragraph">
      <style:paragraph-properties fo:line-height="100.00%" fo:text-align="left" fo:margin-left="5.20pt" fo:text-indent="-5.20pt">
        <style:tab-stops>
          <style:tab-stop style:position="145.05pt"/>
          <style:tab-stop style:position="32955.55pt"/>
          <style:tab-stop style:position="421116.45pt" style:type="right"/>
        </style:tab-stops>
      </style:paragraph-properties>
    </style:style>
    <style:style style:name="P40" style:family="paragraph">
      <style:paragraph-properties fo:line-height="100.00%" fo:text-align="justify"/>
    </style:style>
    <style:style style:name="P41" style:family="paragraph">
      <style:paragraph-properties fo:line-height="100.00%" fo:text-align="left" fo:margin-left="5.20pt" fo:text-indent="-5.20pt">
        <style:tab-stops>
          <style:tab-stop style:position="145.05pt"/>
          <style:tab-stop style:position="32955.55pt"/>
          <style:tab-stop style:position="421116.45pt" style:type="right"/>
        </style:tab-stops>
      </style:paragraph-properties>
    </style:style>
    <style:style style:name="P42" style:family="paragraph">
      <style:paragraph-properties fo:line-height="100.00%" fo:text-align="left" fo:margin-left="5.20pt" fo:text-indent="-5.20pt">
        <style:tab-stops>
          <style:tab-stop style:position="445.55pt"/>
        </style:tab-stops>
      </style:paragraph-properties>
    </style:style>
    <style:style style:name="P43" style:family="paragraph">
      <style:paragraph-properties fo:line-height="100.00%" fo:text-align="justify"/>
    </style:style>
    <style:style style:name="P44" style:family="paragraph">
      <style:paragraph-properties fo:line-height="100.00%" fo:text-align="left" fo:margin-left="5.20pt" fo:text-indent="-5.20pt">
        <style:tab-stops>
          <style:tab-stop style:position="445.55pt"/>
        </style:tab-stops>
      </style:paragraph-properties>
    </style:style>
    <style:style style:name="P45" style:family="paragraph">
      <style:paragraph-properties fo:line-height="100.00%" fo:text-align="left" fo:margin-left="5.20pt" fo:text-indent="-5.20pt">
        <style:tab-stops>
          <style:tab-stop style:position="145.05pt"/>
          <style:tab-stop style:position="32891.55pt"/>
          <style:tab-stop style:position="421116.45pt" style:type="right"/>
        </style:tab-stops>
      </style:paragraph-properties>
    </style:style>
    <style:style style:name="P46" style:family="paragraph">
      <style:paragraph-properties fo:line-height="100.00%" fo:text-align="justify"/>
    </style:style>
    <style:style style:name="P47" style:family="paragraph">
      <style:paragraph-properties fo:line-height="100.00%" fo:text-align="left" fo:margin-left="5.20pt" fo:text-indent="-5.20pt">
        <style:tab-stops>
          <style:tab-stop style:position="145.05pt"/>
          <style:tab-stop style:position="32891.55pt"/>
          <style:tab-stop style:position="421116.45pt" style:type="right"/>
        </style:tab-stops>
      </style:paragraph-properties>
    </style:style>
    <style:style style:name="P48" style:family="paragraph">
      <style:paragraph-properties fo:line-height="100.00%" fo:text-align="left" fo:margin-left="5.20pt" fo:text-indent="-5.20pt">
        <style:tab-stops>
          <style:tab-stop style:position="445.55pt"/>
        </style:tab-stops>
      </style:paragraph-properties>
    </style:style>
    <style:style style:name="P49" style:family="paragraph">
      <style:paragraph-properties fo:line-height="100.00%" fo:text-align="justify"/>
    </style:style>
    <style:style style:name="P50" style:family="paragraph">
      <style:paragraph-properties fo:line-height="100.00%" fo:text-align="left" fo:margin-left="5.20pt" fo:text-indent="-5.20pt">
        <style:tab-stops>
          <style:tab-stop style:position="445.55pt"/>
        </style:tab-stops>
      </style:paragraph-properties>
    </style:style>
    <style:style style:name="P51" style:family="paragraph">
      <style:paragraph-properties fo:line-height="100.00%" fo:text-align="left" fo:margin-left="5.20pt" fo:text-indent="-5.20pt">
        <style:tab-stops>
          <style:tab-stop style:position="145.05pt"/>
          <style:tab-stop style:position="32891.55pt"/>
          <style:tab-stop style:position="421116.45pt" style:type="right"/>
        </style:tab-stops>
      </style:paragraph-properties>
    </style:style>
    <style:style style:name="P52" style:family="paragraph">
      <style:paragraph-properties fo:line-height="100.00%" fo:text-align="justify"/>
    </style:style>
    <style:style style:name="P53" style:family="paragraph">
      <style:paragraph-properties fo:line-height="100.00%" fo:text-align="left" fo:margin-left="5.20pt" fo:text-indent="-5.20pt">
        <style:tab-stops>
          <style:tab-stop style:position="145.05pt"/>
          <style:tab-stop style:position="32891.55pt"/>
          <style:tab-stop style:position="421116.45pt" style:type="right"/>
        </style:tab-stops>
      </style:paragraph-properties>
    </style:style>
    <style:style style:name="P54" style:family="paragraph">
      <style:paragraph-properties fo:line-height="100.00%" fo:text-align="left" fo:margin-left="5.20pt" fo:text-indent="-5.20pt">
        <style:tab-stops>
          <style:tab-stop style:position="445.55pt"/>
        </style:tab-stops>
      </style:paragraph-properties>
    </style:style>
    <style:style style:name="P55" style:family="paragraph">
      <style:paragraph-properties fo:line-height="100.00%" fo:text-align="justify"/>
    </style:style>
    <style:style style:name="P56" style:family="paragraph">
      <style:paragraph-properties fo:line-height="100.00%" fo:text-align="left" fo:margin-left="5.20pt" fo:text-indent="-5.20pt">
        <style:tab-stops>
          <style:tab-stop style:position="445.55pt"/>
        </style:tab-stops>
      </style:paragraph-properties>
    </style:style>
    <style:style style:name="P57" style:family="paragraph">
      <style:paragraph-properties fo:line-height="150.00%" fo:text-align="justify" fo:margin-left="0.00pt" fo:text-indent="35.45pt"/>
    </style:style>
    <style:style style:name="P58" style:family="paragraph">
      <style:paragraph-properties fo:line-height="150.00%" fo:text-align="justify"/>
    </style:style>
    <style:style style:name="P59" style:family="paragraph">
      <style:paragraph-properties fo:line-height="150.00%" fo:text-align="justify" fo:margin-left="0.00pt" fo:text-indent="35.45pt"/>
    </style:style>
    <style:style style:name="P60" style:family="paragraph">
      <style:paragraph-properties fo:line-height="150.00%" fo:text-align="justify" fo:margin-left="35.45pt" fo:text-indent="0.00pt"/>
    </style:style>
    <style:style style:name="P61" style:family="paragraph">
      <style:paragraph-properties fo:line-height="150.00%" fo:text-align="justify" fo:margin-left="0.00pt" fo:text-indent="35.45pt"/>
    </style:style>
    <style:style style:name="P62" style:family="paragraph">
      <style:paragraph-properties fo:line-height="150.00%" fo:text-align="center"/>
    </style:style>
    <style:style style:name="P63" style:family="paragraph">
      <style:paragraph-properties fo:line-height="100.00%" fo:text-align="left" fo:margin-left="5.20pt" fo:text-indent="-5.20pt">
        <style:tab-stops>
          <style:tab-stop style:position="65.20pt"/>
          <style:tab-stop style:position="32955.55pt"/>
          <style:tab-stop style:position="421116.45pt" style:type="right"/>
          <style:tab-stop style:position="-5.20pt"/>
          <style:tab-stop style:position="136.30pt"/>
        </style:tab-stops>
      </style:paragraph-properties>
    </style:style>
    <style:style style:name="P64" style:family="paragraph">
      <style:paragraph-properties fo:line-height="100.00%" fo:text-align="justify"/>
    </style:style>
    <style:style style:name="P65" style:family="paragraph">
      <style:paragraph-properties fo:line-height="100.00%" fo:text-align="left" fo:margin-left="5.20pt" fo:text-indent="-5.20pt">
        <style:tab-stops>
          <style:tab-stop style:position="65.20pt"/>
          <style:tab-stop style:position="32955.55pt"/>
          <style:tab-stop style:position="421116.45pt" style:type="right"/>
          <style:tab-stop style:position="-5.20pt"/>
          <style:tab-stop style:position="136.30pt"/>
        </style:tab-stops>
      </style:paragraph-properties>
    </style:style>
    <style:style style:name="P66" style:family="paragraph">
      <style:paragraph-properties fo:line-height="100.00%" fo:text-align="left" fo:margin-left="5.20pt" fo:text-indent="-5.20pt">
        <style:tab-stops>
          <style:tab-stop style:position="65.20pt"/>
          <style:tab-stop style:position="32891.55pt"/>
          <style:tab-stop style:position="421116.45pt" style:type="right"/>
          <style:tab-stop style:position="1620.40pt"/>
          <style:tab-stop style:position="136.30pt"/>
        </style:tab-stops>
      </style:paragraph-properties>
    </style:style>
    <style:style style:name="P67" style:family="paragraph">
      <style:paragraph-properties fo:line-height="100.00%" fo:text-align="justify"/>
    </style:style>
    <style:style style:name="P68" style:family="paragraph">
      <style:paragraph-properties fo:line-height="100.00%" fo:text-align="left" fo:margin-left="5.20pt" fo:text-indent="-5.20pt">
        <style:tab-stops>
          <style:tab-stop style:position="65.20pt"/>
          <style:tab-stop style:position="32891.55pt"/>
          <style:tab-stop style:position="421116.45pt" style:type="right"/>
          <style:tab-stop style:position="1620.40pt"/>
          <style:tab-stop style:position="136.30pt"/>
        </style:tab-stops>
      </style:paragraph-properties>
    </style:style>
    <style:style style:name="P69" style:family="paragraph">
      <style:paragraph-properties fo:line-height="150.00%" fo:text-align="justify"/>
    </style:style>
    <style:style style:name="P70" style:family="paragraph">
      <style:paragraph-properties fo:line-height="150.00%" fo:text-align="justify" fo:margin-left="0.00pt" fo:text-indent="35.45pt"/>
    </style:style>
    <style:style style:name="P71" style:family="paragraph">
      <style:paragraph-properties fo:line-height="150.00%" fo:text-align="justify" fo:margin-left="35.45pt" fo:text-indent="0.00pt"/>
    </style:style>
    <style:style style:name="P72" style:family="paragraph">
      <style:paragraph-properties fo:line-height="150.00%" fo:text-align="justify" fo:margin-left="0.00pt" fo:text-indent="35.45pt"/>
    </style:style>
    <style:style style:name="P73" style:family="paragraph">
      <style:paragraph-properties fo:line-height="150.00%" fo:text-align="center"/>
    </style:style>
    <style:style style:name="P74" style:family="paragraph">
      <style:paragraph-properties fo:line-height="100.00%" fo:text-align="left" fo:margin-left="5.20pt" fo:text-indent="-5.20pt">
        <style:tab-stops>
          <style:tab-stop style:position="445.55pt"/>
        </style:tab-stops>
      </style:paragraph-properties>
    </style:style>
    <style:style style:name="P75" style:family="paragraph">
      <style:paragraph-properties fo:line-height="100.00%" fo:text-align="justify"/>
    </style:style>
    <style:style style:name="P76" style:family="paragraph">
      <style:paragraph-properties fo:line-height="100.00%" fo:text-align="left" fo:margin-left="5.20pt" fo:text-indent="-5.20pt">
        <style:tab-stops>
          <style:tab-stop style:position="445.55pt"/>
        </style:tab-stops>
      </style:paragraph-properties>
    </style:style>
    <style:style style:name="P77" style:family="paragraph">
      <style:paragraph-properties fo:line-height="100.00%" fo:text-align="left" fo:margin-left="5.20pt" fo:text-indent="-5.20pt">
        <style:tab-stops>
          <style:tab-stop style:position="445.55pt"/>
        </style:tab-stops>
      </style:paragraph-properties>
    </style:style>
    <style:style style:name="P78" style:family="paragraph">
      <style:paragraph-properties fo:line-height="100.00%" fo:text-align="justify"/>
    </style:style>
    <style:style style:name="P79" style:family="paragraph">
      <style:paragraph-properties fo:line-height="100.00%" fo:text-align="left" fo:margin-left="5.20pt" fo:text-indent="-5.20pt">
        <style:tab-stops>
          <style:tab-stop style:position="445.55pt"/>
        </style:tab-stops>
      </style:paragraph-properties>
    </style:style>
    <style:style style:name="P80" style:family="paragraph">
      <style:paragraph-properties fo:line-height="100.00%" fo:text-align="justify"/>
    </style:style>
    <style:style style:name="P81" style:family="paragraph">
      <style:paragraph-properties fo:line-height="100.00%" fo:text-align="left" fo:margin-left="5.20pt" fo:text-indent="-5.20pt">
        <style:tab-stops>
          <style:tab-stop style:position="445.55pt"/>
        </style:tab-stops>
      </style:paragraph-properties>
    </style:style>
    <style:style style:name="P82" style:family="paragraph">
      <style:paragraph-properties fo:line-height="100.00%" fo:text-align="justify"/>
    </style:style>
    <style:style style:name="P83" style:family="paragraph">
      <style:paragraph-properties fo:line-height="100.00%" fo:text-align="left" fo:margin-left="5.20pt" fo:text-indent="-5.20pt">
        <style:tab-stops>
          <style:tab-stop style:position="445.55pt"/>
        </style:tab-stops>
      </style:paragraph-properties>
    </style:style>
    <style:style style:name="P84" style:family="paragraph">
      <style:paragraph-properties fo:line-height="100.00%" fo:text-align="justify"/>
    </style:style>
    <style:style style:name="P85" style:family="paragraph">
      <style:paragraph-properties fo:line-height="100.00%" fo:text-align="left" fo:margin-left="5.20pt" fo:text-indent="-5.20pt">
        <style:tab-stops>
          <style:tab-stop style:position="445.55pt"/>
        </style:tab-stops>
      </style:paragraph-properties>
    </style:style>
    <style:style style:name="P86" style:family="paragraph">
      <style:paragraph-properties fo:line-height="100.00%" fo:text-align="left" fo:margin-left="5.20pt" fo:text-indent="-5.20pt">
        <style:tab-stops>
          <style:tab-stop style:position="445.55pt"/>
        </style:tab-stops>
      </style:paragraph-properties>
    </style:style>
    <style:style style:name="P87" style:family="paragraph">
      <style:paragraph-properties fo:line-height="100.00%" fo:text-align="justify"/>
    </style:style>
    <style:style style:name="P88" style:family="paragraph">
      <style:paragraph-properties fo:line-height="100.00%" fo:text-align="left" fo:margin-left="5.20pt" fo:text-indent="-5.20pt">
        <style:tab-stops>
          <style:tab-stop style:position="445.55pt"/>
        </style:tab-stops>
      </style:paragraph-properties>
    </style:style>
    <style:style style:name="P89" style:family="paragraph">
      <style:paragraph-properties fo:line-height="150.00%" fo:text-align="justify"/>
    </style:style>
    <style:style style:name="P90" style:family="paragraph">
      <style:paragraph-properties fo:line-height="150.00%" fo:text-align="justify" fo:margin-left="35.45pt" fo:text-indent="0.00pt"/>
    </style:style>
    <style:style style:name="P91" style:family="paragraph">
      <style:paragraph-properties fo:line-height="150.00%" fo:text-align="center"/>
    </style:style>
    <style:style style:name="P92" style:family="paragraph">
      <style:paragraph-properties fo:line-height="100.00%" fo:text-align="left" fo:margin-left="5.20pt" fo:text-indent="-5.20pt">
        <style:tab-stops>
          <style:tab-stop style:position="445.60pt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5.20pt" fo:text-indent="-5.20pt">
        <style:tab-stops>
          <style:tab-stop style:position="445.60pt"/>
        </style:tab-stops>
      </style:paragraph-properties>
    </style:style>
    <style:style style:name="P95" style:family="paragraph">
      <style:paragraph-properties fo:line-height="100.00%" fo:text-align="left" fo:margin-left="5.20pt" fo:text-indent="-5.20pt">
        <style:tab-stops>
          <style:tab-stop style:position="220.20pt"/>
          <style:tab-stop style:position="49339.55pt"/>
        </style:tab-stops>
      </style:paragraph-properties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left="5.20pt" fo:text-indent="-5.20pt">
        <style:tab-stops>
          <style:tab-stop style:position="220.20pt"/>
          <style:tab-stop style:position="49339.55pt"/>
        </style:tab-stops>
      </style:paragraph-properties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left" fo:margin-left="5.20pt" fo:text-indent="-5.20pt">
        <style:tab-stops>
          <style:tab-stop style:position="220.20pt"/>
          <style:tab-stop style:position="49339.55p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5.20pt" fo:text-indent="-5.20pt">
        <style:tab-stops>
          <style:tab-stop style:position="220.20pt"/>
          <style:tab-stop style:position="49339.55pt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5.20pt" fo:text-indent="-5.20pt">
        <style:tab-stops>
          <style:tab-stop style:position="220.20pt"/>
          <style:tab-stop style:position="49339.55pt"/>
        </style:tab-stops>
      </style:paragraph-properties>
    </style:style>
    <style:style style:name="P104" style:family="paragraph">
      <style:paragraph-properties fo:line-height="100.00%" fo:text-align="left"/>
    </style:style>
    <text:list-style style:name="L10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 fo:margin-left="5.20pt" fo:text-indent="-5.20pt">
        <style:tab-stops>
          <style:tab-stop style:position="220.20pt"/>
          <style:tab-stop style:position="49339.55pt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 fo:margin-left="5.20pt" fo:text-indent="-5.20pt">
        <style:tab-stops>
          <style:tab-stop style:position="220.20pt"/>
          <style:tab-stop style:position="49339.55pt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5.20pt" fo:text-indent="-5.20pt">
        <style:tab-stops>
          <style:tab-stop style:position="220.20pt"/>
          <style:tab-stop style:position="49339.55pt"/>
        </style:tab-stops>
      </style:paragraph-properties>
    </style:style>
    <style:style style:name="P111" style:family="paragraph">
      <style:paragraph-properties fo:line-height="150.00%" fo:text-align="center"/>
    </style:style>
    <style:style style:name="P112" style:family="paragraph">
      <style:paragraph-properties fo:line-height="150.00%" fo:text-align="justify"/>
    </style:style>
    <style:style style:name="P113" style:family="paragraph">
      <style:paragraph-properties fo:line-height="150.00%" fo:text-align="justify" fo:margin-left="35.45pt" fo:text-indent="0.00pt"/>
    </style:style>
    <style:style style:name="P114" style:family="paragraph">
      <style:paragraph-properties fo:line-height="150.00%" fo:text-align="justify" fo:margin-left="0.00pt" fo:text-indent="35.45pt"/>
    </style:style>
    <style:style style:name="P115" style:family="paragraph">
      <style:paragraph-properties fo:line-height="150.00%" fo:text-align="justify" fo:margin-left="35.45pt" fo:text-indent="0.00pt"/>
    </style:style>
    <style:style style:name="P116" style:family="paragraph">
      <style:paragraph-properties fo:line-height="150.00%" fo:text-align="justify" fo:margin-left="0.00pt" fo:text-indent="35.45pt"/>
    </style:style>
    <style:style style:name="P117" style:family="paragraph">
      <style:paragraph-properties fo:line-height="150.00%" fo:text-align="justify"/>
    </style:style>
    <style:style style:name="P118" style:family="paragraph">
      <style:paragraph-properties fo:line-height="150.00%" fo:text-align="justify" fo:margin-left="35.45pt" fo:text-indent="0.00pt"/>
    </style:style>
    <style:style style:name="P119" style:family="paragraph">
      <style:paragraph-properties fo:line-height="150.00%" fo:text-align="justify" fo:margin-left="0.00pt" fo:text-indent="35.45pt"/>
    </style:style>
    <style:style style:name="P120" style:family="paragraph">
      <style:paragraph-properties fo:line-height="150.00%" fo:text-align="justify"/>
    </style:style>
    <style:style style:name="P121" style:family="paragraph">
      <style:paragraph-properties fo:line-height="150.00%" fo:text-align="justify" fo:margin-left="35.45pt" fo:text-indent="0.00pt"/>
    </style:style>
    <style:style style:name="P122" style:family="paragraph">
      <style:paragraph-properties fo:line-height="150.00%" fo:text-align="justify" fo:margin-left="0.00pt" fo:text-indent="35.45pt"/>
    </style:style>
    <style:style style:name="P123" style:family="paragraph">
      <style:paragraph-properties fo:line-height="150.00%" fo:text-align="justify"/>
    </style:style>
    <style:style style:name="P124" style:family="paragraph">
      <style:paragraph-properties fo:line-height="150.00%" fo:text-align="justify" fo:margin-left="35.45pt" fo:text-indent="0.00pt"/>
    </style:style>
    <style:style style:name="P125" style:family="paragraph">
      <style:paragraph-properties fo:line-height="150.00%" fo:text-align="justify"/>
    </style:style>
    <style:style style:name="P126" style:family="paragraph">
      <style:paragraph-properties fo:line-height="150.00%" fo:text-align="justify" fo:margin-left="35.45pt" fo:text-indent="0.00pt"/>
    </style:style>
    <style:style style:name="P127" style:family="paragraph">
      <style:paragraph-properties fo:line-height="150.00%" fo:text-align="justify" fo:margin-left="70.90pt" fo:text-indent="0.00pt"/>
    </style:style>
    <style:style style:name="P128" style:family="paragraph">
      <style:paragraph-properties fo:line-height="150.00%" fo:text-align="justify" fo:margin-left="35.45pt" fo:text-indent="0.00pt"/>
    </style:style>
    <style:style style:name="P129" style:family="paragraph">
      <style:paragraph-properties fo:line-height="150.00%" fo:text-align="justify"/>
    </style:style>
    <style:style style:name="P130" style:family="paragraph">
      <style:paragraph-properties fo:line-height="150.00%" fo:text-align="justify" fo:margin-left="35.45pt" fo:text-indent="0.00pt"/>
    </style:style>
    <style:style style:name="P131" style:family="paragraph">
      <style:paragraph-properties fo:line-height="150.00%" fo:text-align="justify" fo:margin-left="0.00pt" fo:text-indent="35.45pt"/>
    </style:style>
    <style:style style:name="P132" style:family="paragraph">
      <style:paragraph-properties fo:line-height="150.00%" fo:text-align="justify"/>
    </style:style>
    <style:style style:name="P133" style:family="paragraph">
      <style:paragraph-properties fo:line-height="150.00%" fo:text-align="justify" fo:margin-left="35.45pt" fo:text-indent="0.00pt"/>
    </style:style>
    <style:style style:name="P134" style:family="paragraph">
      <style:paragraph-properties fo:line-height="150.00%" fo:text-align="justify"/>
    </style:style>
    <style:style style:name="P135" style:family="paragraph">
      <style:paragraph-properties fo:line-height="150.00%" fo:text-align="justify" fo:margin-left="0.00pt" fo:text-indent="35.45pt"/>
    </style:style>
    <style:style style:name="P136" style:family="paragraph">
      <style:paragraph-properties fo:line-height="150.00%" fo:text-align="justify"/>
    </style:style>
    <style:style style:name="P137" style:family="paragraph">
      <style:paragraph-properties fo:line-height="150.00%" fo:text-align="justify" fo:margin-left="35.45pt" fo:text-indent="0.00pt"/>
    </style:style>
    <style:style style:name="P138" style:family="paragraph">
      <style:paragraph-properties fo:line-height="150.00%" fo:text-align="justify"/>
    </style:style>
    <style:style style:name="P139" style:family="paragraph">
      <style:paragraph-properties fo:line-height="150.00%" fo:text-align="justify" fo:margin-left="35.45pt" fo:text-indent="0.00pt"/>
    </style:style>
    <style:style style:name="P140" style:family="paragraph">
      <style:paragraph-properties fo:line-height="150.00%" fo:text-align="justify" fo:margin-left="0.00pt" fo:text-indent="35.45pt"/>
    </style:style>
    <style:style style:name="P141" style:family="paragraph">
      <style:paragraph-properties fo:line-height="150.00%" fo:text-align="center"/>
    </style:style>
    <style:style style:name="P142" style:family="paragraph">
      <style:paragraph-properties fo:line-height="150.00%" fo:text-align="justify" fo:margin-left="0.00pt" fo:text-indent="35.45pt"/>
    </style:style>
    <style:style style:name="P143" style:family="paragraph">
      <style:paragraph-properties fo:line-height="150.00%" fo:text-align="justify" fo:margin-left="35.45pt" fo:text-indent="0.00pt"/>
    </style:style>
    <style:style style:name="P144" style:family="paragraph">
      <style:paragraph-properties fo:line-height="150.00%" fo:text-align="justify" fo:margin-left="0.00pt" fo:text-indent="35.45pt"/>
    </style:style>
    <style:style style:name="P145" style:family="paragraph">
      <style:paragraph-properties fo:line-height="100.00%" fo:text-align="center"/>
    </style:style>
    <style:style style:name="P146" style:family="paragraph">
      <style:paragraph-properties fo:line-height="100.00%" fo:text-align="justify"/>
    </style:style>
    <style:style style:name="P147" style:family="paragraph">
      <style:paragraph-properties fo:line-height="115.00%" fo:text-align="justify"/>
    </style:style>
    <style:style style:name="P148" style:family="paragraph">
      <style:paragraph-properties fo:line-height="100.00%" fo:text-align="justify"/>
    </style:style>
    <style:style style:name="P149" style:family="paragraph">
      <style:paragraph-properties fo:line-height="115.00%" fo:text-align="justify"/>
    </style:style>
    <style:style style:name="P150" style:family="paragraph">
      <style:paragraph-properties fo:line-height="100.00%" fo:text-align="justify"/>
    </style:style>
    <style:style style:name="P151" style:family="paragraph">
      <style:paragraph-properties fo:line-height="115.00%" fo:text-align="justify"/>
    </style:style>
    <style:style style:name="P152" style:family="paragraph">
      <style:paragraph-properties fo:line-height="100.00%" fo:text-align="justify"/>
    </style:style>
    <style:style style:name="P153" style:family="paragraph">
      <style:paragraph-properties fo:line-height="115.00%" fo:text-align="justify"/>
    </style:style>
    <style:style style:name="P154" style:family="paragraph">
      <style:paragraph-properties fo:line-height="100.00%" fo:text-align="justify"/>
    </style:style>
    <style:style style:name="P155" style:family="paragraph">
      <style:paragraph-properties fo:line-height="115.00%" fo:text-align="justify"/>
    </style:style>
    <style:style style:name="P156" style:family="paragraph">
      <style:paragraph-properties fo:line-height="100.00%" fo:text-align="justify"/>
    </style:style>
    <style:style style:name="P157" style:family="paragraph">
      <style:paragraph-properties fo:line-height="115.00%" fo:text-align="justify"/>
    </style:style>
    <style:style style:name="P158" style:family="paragraph">
      <style:paragraph-properties fo:line-height="100.00%" fo:text-align="justify"/>
    </style:style>
    <style:style style:name="P159" style:family="paragraph">
      <style:paragraph-properties fo:line-height="115.00%" fo:text-align="justify"/>
    </style:style>
    <style:style style:name="P160" style:family="paragraph">
      <style:paragraph-properties fo:line-height="100.00%" fo:text-align="justify"/>
    </style:style>
    <style:style style:name="P161" style:family="paragraph">
      <style:paragraph-properties fo:line-height="115.00%" fo:text-align="justify"/>
    </style:style>
    <style:style style:name="P162" style:family="paragraph">
      <style:paragraph-properties fo:line-height="100.00%" fo:text-align="justify"/>
    </style:style>
    <style:style style:name="P163" style:family="paragraph">
      <style:paragraph-properties fo:line-height="115.00%" fo:text-align="justify"/>
    </style:style>
    <style:style style:name="P164" style:family="paragraph">
      <style:paragraph-properties fo:line-height="100.00%" fo:text-align="justify"/>
    </style:style>
    <style:style style:name="P165" style:family="paragraph">
      <style:paragraph-properties fo:line-height="115.00%" fo:text-align="justify"/>
    </style:style>
    <style:style style:name="P166" style:family="paragraph">
      <style:paragraph-properties fo:line-height="100.00%" fo:text-align="justify"/>
    </style:style>
    <style:style style:name="P167" style:family="paragraph">
      <style:paragraph-properties fo:line-height="115.00%" fo:text-align="justify"/>
    </style:style>
    <style:style style:name="P168" style:family="paragraph">
      <style:paragraph-properties fo:line-height="100.00%" fo:text-align="justify"/>
    </style:style>
    <text:list-style style:name="L169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69" style:family="paragraph">
      <style:paragraph-properties fo:line-height="100.00%" fo:text-align="justify"/>
    </style:style>
    <style:style style:name="P170" style:family="paragraph">
      <style:paragraph-properties fo:line-height="100.00%" fo:text-align="justify"/>
    </style:style>
    <style:style style:name="P171" style:family="paragraph">
      <style:paragraph-properties fo:line-height="150.00%" fo:text-align="justify"/>
    </style:style>
    <style:style style:name="P172" style:family="paragraph">
      <style:paragraph-properties fo:line-height="150.00%" fo:text-align="justify" fo:margin-left="35.45pt" fo:text-indent="0.00pt"/>
    </style:style>
    <style:style style:name="P173" style:family="paragraph">
      <style:paragraph-properties fo:line-height="150.00%" fo:text-align="justify"/>
    </style:style>
    <style:style style:name="P174" style:family="paragraph">
      <style:paragraph-properties fo:line-height="115.00%" fo:text-align="center" fo:margin-bottom="8.00pt"/>
    </style:style>
    <style:style style:name="TableColumn0100" style:family="table-column">
      <style:table-column-properties style:column-width="2.086806in"/>
    </style:style>
    <style:style style:name="TableColumn0101" style:family="table-column">
      <style:table-column-properties style:column-width="2.086806in"/>
    </style:style>
    <style:style style:name="TableColumn0102" style:family="table-column">
      <style:table-column-properties style:column-width="2.086806in"/>
    </style:style>
    <style:style style:name="Table01" style:family="table">
      <style:table-properties style:width="6.260417in" fo:margin-left="0.000000in" style:writing-mode="lr" table:align="left" style:may-break-between-rows="true"/>
    </style:style>
    <style:style style:name="TableRow0100" style:family="table-row">
      <style:table-row-properties style:min-row-height="0.208333in"/>
    </style:style>
    <style:style style:name="TableCell010000" style:family="table-cell">
      <style:table-cell-properties fo:border-top="0.010417in solid #000000" fo:border-left="0.010417in solid #000000" fo:border-right="0.006944in solid #000000" fo:border-bottom="0.006944in solid #000000" fo:padding-left="0.072222in" fo:padding-right="0.072222in" fo:vertical-align="top" fo:background-color="#ffffff"/>
    </style:style>
    <style:style style:name="TableCell010001" style:family="table-cell">
      <style:table-cell-properties fo:border-top="0.010417in solid #000000" fo:border-left="0.006944in solid #000000" fo:border-right="0.006944in solid #000000" fo:border-bottom="0.006944in solid #000000" fo:padding-left="0.072222in" fo:padding-right="0.072222in" fo:vertical-align="top" fo:background-color="#ffffff"/>
    </style:style>
    <style:style style:name="TableCell010002" style:family="table-cell">
      <style:table-cell-properties fo:border-top="0.010417in solid #000000" fo:border-left="0.006944in solid #000000" fo:border-right="0.010417in solid #000000" fo:border-bottom="0.006944in solid #000000" fo:padding-left="0.072222in" fo:padding-right="0.072222in" fo:vertical-align="top" fo:background-color="#ffffff"/>
    </style:style>
    <style:style style:name="TableRow0101" style:family="table-row">
      <style:table-row-properties style:min-row-height="0.208333in"/>
    </style:style>
    <style:style style:name="TableCell010100" style:family="table-cell">
      <style:table-cell-properties fo:border-top="0.006944in solid #000000" fo:border-left="0.010417in solid #000000" fo:border-right="0.010417in solid #000000" fo:border-bottom="0.006944in solid #000000" fo:padding-left="0.072222in" fo:padding-right="0.072222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2222in" fo:padding-right="0.072222in" fo:vertical-align="top" fo:background-color="# 0 0 0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padding-left="0.072222in" fo:padding-right="0.072222in" fo:vertical-align="top" fo:background-color="# 0 0 0"/>
    </style:style>
    <style:style style:name="TableRow0102" style:family="table-row">
      <style:table-row-properties style:min-row-height="0.208333in"/>
    </style:style>
    <style:style style:name="TableCell010200" style:family="table-cell">
      <style:table-cell-properties fo:border-top="0.006944in solid #000000" fo:border-left="0.010417in solid #000000" fo:border-right="0.006944in solid #000000" fo:border-bottom="0.006944in solid #000000" fo:padding-left="0.072222in" fo:padding-right="0.072222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2222in" fo:padding-right="0.072222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10417in solid #000000" fo:border-bottom="0.006944in solid #000000" fo:padding-left="0.072222in" fo:padding-right="0.072222in" fo:vertical-align="top" fo:background-color="#ffffff"/>
    </style:style>
    <style:style style:name="TableRow0103" style:family="table-row">
      <style:table-row-properties style:min-row-height="0.208333in"/>
    </style:style>
    <style:style style:name="TableCell010300" style:family="table-cell">
      <style:table-cell-properties fo:border-top="0.006944in solid #000000" fo:border-left="0.010417in solid #000000" fo:border-right="0.010417in solid #000000" fo:border-bottom="0.006944in solid #000000" fo:padding-left="0.072222in" fo:padding-right="0.072222in" fo:vertical-align="top" fo:background-color="#ffffff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padding-left="0.072222in" fo:padding-right="0.072222in" fo:vertical-align="top" fo:background-color="# 0 0 0"/>
    </style:style>
    <style:style style:name="TableCell010302" style:family="table-cell">
      <style:table-cell-properties fo:border-top="0.000000in solid #000000" fo:border-left="0.000000in solid #000000" fo:border-right="0.000000in solid #000000" fo:border-bottom="0.000000in solid #000000" fo:padding-left="0.072222in" fo:padding-right="0.072222in" fo:vertical-align="top" fo:background-color="# 0 0 0"/>
    </style:style>
    <style:style style:name="TableRow0104" style:family="table-row">
      <style:table-row-properties style:min-row-height="0.208333in"/>
    </style:style>
    <style:style style:name="TableCell010400" style:family="table-cell">
      <style:table-cell-properties fo:border-top="0.006944in solid #000000" fo:border-left="0.010417in solid #000000" fo:border-right="0.006944in solid #000000" fo:border-bottom="0.006944in solid #000000" fo:padding-left="0.072222in" fo:padding-right="0.072222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2222in" fo:padding-right="0.072222in" fo:vertical-align="top" fo:background-color="#ffffff"/>
    </style:style>
    <style:style style:name="TableCell010402" style:family="table-cell">
      <style:table-cell-properties fo:border-top="0.006944in solid #000000" fo:border-left="0.006944in solid #000000" fo:border-right="0.010417in solid #000000" fo:border-bottom="0.006944in solid #000000" fo:padding-left="0.072222in" fo:padding-right="0.072222in" fo:vertical-align="top" fo:background-color="#ffffff"/>
    </style:style>
    <style:style style:name="TableRow0105" style:family="table-row">
      <style:table-row-properties style:min-row-height="0.208333in"/>
    </style:style>
    <style:style style:name="TableCell010500" style:family="table-cell">
      <style:table-cell-properties fo:border-top="0.006944in solid #000000" fo:border-left="0.010417in solid #000000" fo:border-right="0.010417in solid #000000" fo:border-bottom="0.010417in solid #000000" fo:padding-left="0.072222in" fo:padding-right="0.072222in" fo:vertical-align="top" fo:background-color="#ffffff"/>
    </style:style>
    <style:style style:name="TableCell010501" style:family="table-cell">
      <style:table-cell-properties fo:border-top="0.000000in solid #000000" fo:border-left="0.000000in solid #000000" fo:border-right="0.000000in solid #000000" fo:border-bottom="0.000000in solid #000000" fo:padding-left="0.072222in" fo:padding-right="0.072222in" fo:vertical-align="top" fo:background-color="# 0 0 0"/>
    </style:style>
    <style:style style:name="TableCell010502" style:family="table-cell">
      <style:table-cell-properties fo:border-top="0.000000in solid #000000" fo:border-left="0.000000in solid #000000" fo:border-right="0.000000in solid #000000" fo:border-bottom="0.000000in solid #000000" fo:padding-left="0.072222in" fo:padding-right="0.072222in" fo:vertical-align="top" fo:background-color="# 0 0 0"/>
    </style:style>
    <style:style style:name="TableColumn0200" style:family="table-column">
      <style:table-column-properties style:column-width="0.977778in"/>
    </style:style>
    <style:style style:name="TableColumn0201" style:family="table-column">
      <style:table-column-properties style:column-width="1.965278in"/>
    </style:style>
    <style:style style:name="TableColumn0202" style:family="table-column">
      <style:table-column-properties style:column-width="1.175000in"/>
    </style:style>
    <style:style style:name="TableColumn0203" style:family="table-column">
      <style:table-column-properties style:column-width="1.070833in"/>
    </style:style>
    <style:style style:name="TableColumn0204" style:family="table-column">
      <style:table-column-properties style:column-width="1.070833in"/>
    </style:style>
    <style:style style:name="Table02" style:family="table">
      <style:table-properties style:width="6.259722in" fo:margin-left="0.000000in" style:writing-mode="lr" table:align="left" style:may-break-between-rows="true"/>
    </style:style>
    <style:style style:name="TableRow0200" style:family="table-row">
      <style:table-row-properties style:min-row-height="0.208333in"/>
    </style:style>
    <style:style style:name="TableCell020000" style:family="table-cell">
      <style:table-cell-properties fo:border-top="0.010417in solid #000000" fo:border-left="0.010417in solid #000000" fo:border-right="0.006944in solid #000000" fo:border-bottom="0.006944in solid #000000" fo:padding-left="0.072222in" fo:padding-right="0.072222in" fo:vertical-align="top" fo:background-color="#ffffff"/>
    </style:style>
    <style:style style:name="TableCell020001" style:family="table-cell">
      <style:table-cell-properties fo:border-top="0.010417in solid #000000" fo:border-left="0.006944in solid #000000" fo:border-right="0.006944in solid #000000" fo:border-bottom="0.006944in solid #000000" fo:padding-left="0.072222in" fo:padding-right="0.072222in" fo:vertical-align="top" fo:background-color="#ffffff"/>
    </style:style>
    <style:style style:name="TableCell020002" style:family="table-cell">
      <style:table-cell-properties fo:border-top="0.010417in solid #000000" fo:border-left="0.006944in solid #000000" fo:border-right="0.006944in solid #000000" fo:border-bottom="0.006944in solid #000000" fo:padding-left="0.072222in" fo:padding-right="0.072222in" fo:vertical-align="top" fo:background-color="#ffffff"/>
    </style:style>
    <style:style style:name="TableCell020003" style:family="table-cell">
      <style:table-cell-properties fo:border-top="0.010417in solid #000000" fo:border-left="0.006944in solid #000000" fo:border-right="0.006944in solid #000000" fo:border-bottom="0.006944in solid #000000" fo:padding-left="0.072222in" fo:padding-right="0.072222in" fo:vertical-align="top" fo:background-color="#ffffff"/>
    </style:style>
    <style:style style:name="TableCell020004" style:family="table-cell">
      <style:table-cell-properties fo:border-top="0.010417in solid #000000" fo:border-left="0.006944in solid #000000" fo:border-right="0.010417in solid #000000" fo:border-bottom="0.006944in solid #000000" fo:padding-left="0.072222in" fo:padding-right="0.072222in" fo:vertical-align="top" fo:background-color="#ffffff"/>
    </style:style>
    <style:style style:name="TableRow0201" style:family="table-row">
      <style:table-row-properties style:min-row-height="0.208333in"/>
    </style:style>
    <style:style style:name="TableCell020100" style:family="table-cell">
      <style:table-cell-properties fo:border-top="0.006944in solid #000000" fo:border-left="0.010417in solid #000000" fo:border-right="0.006944in solid #000000" fo:border-bottom="0.010417in solid #000000" fo:padding-left="0.072222in" fo:padding-right="0.072222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10417in solid #000000" fo:padding-left="0.072222in" fo:padding-right="0.072222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10417in solid #000000" fo:padding-left="0.072222in" fo:padding-right="0.072222in" fo:vertical-align="top" fo:background-color="#ffffff"/>
    </style:style>
    <style:style style:name="TableCell020103" style:family="table-cell">
      <style:table-cell-properties fo:border-top="0.006944in solid #000000" fo:border-left="0.006944in solid #000000" fo:border-right="0.006944in solid #000000" fo:border-bottom="0.010417in solid #000000" fo:padding-left="0.072222in" fo:padding-right="0.072222in" fo:vertical-align="top" fo:background-color="#ffffff"/>
    </style:style>
    <style:style style:name="TableCell020104" style:family="table-cell">
      <style:table-cell-properties fo:border-top="0.006944in solid #000000" fo:border-left="0.006944in solid #000000" fo:border-right="0.010417in solid #000000" fo:border-bottom="0.010417in solid #000000" fo:padding-left="0.072222in" fo:padding-right="0.072222in" fo:vertical-align="top" fo:background-color="#ffffff"/>
    </style:style>
    <style:style style:name="TableColumn0300" style:family="table-column">
      <style:table-column-properties style:column-width="6.260417in"/>
    </style:style>
    <style:style style:name="Table03" style:family="table">
      <style:table-properties style:width="6.260417in" fo:margin-left="0.000000in" style:writing-mode="lr" table:align="left" style:may-break-between-rows="true"/>
    </style:style>
    <style:style style:name="TableRow0300" style:family="table-row">
      <style:table-row-properties style:min-row-height="0.208333in"/>
    </style:style>
    <style:style style:name="TableCell030000" style:family="table-cell">
      <style:table-cell-properties fo:border-top="0.010417in solid #000000" fo:border-left="0.010417in solid #000000" fo:border-right="0.010417in solid #000000" fo:border-bottom="0.006944in solid #000000" fo:padding-left="0.072222in" fo:padding-right="0.072222in" fo:vertical-align="top" fo:background-color="#ffffff"/>
    </style:style>
    <style:style style:name="TableRow0301" style:family="table-row">
      <style:table-row-properties style:min-row-height="0.208333in"/>
    </style:style>
    <style:style style:name="TableCell030100" style:family="table-cell">
      <style:table-cell-properties fo:border-top="0.006944in solid #000000" fo:border-left="0.010417in solid #000000" fo:border-right="0.010417in solid #000000" fo:border-bottom="0.006944in solid #000000" fo:padding-left="0.072222in" fo:padding-right="0.072222in" fo:vertical-align="top" fo:background-color="#ffffff"/>
    </style:style>
    <style:style style:name="TableRow0302" style:family="table-row">
      <style:table-row-properties style:min-row-height="0.208333in"/>
    </style:style>
    <style:style style:name="TableCell030200" style:family="table-cell">
      <style:table-cell-properties fo:border-top="0.006944in solid #000000" fo:border-left="0.010417in solid #000000" fo:border-right="0.010417in solid #000000" fo:border-bottom="0.006944in solid #000000" fo:padding-left="0.072222in" fo:padding-right="0.072222in" fo:vertical-align="top" fo:background-color="#ffffff"/>
    </style:style>
    <style:style style:name="TableRow0303" style:family="table-row">
      <style:table-row-properties style:min-row-height="0.208333in"/>
    </style:style>
    <style:style style:name="TableCell030300" style:family="table-cell">
      <style:table-cell-properties fo:border-top="0.006944in solid #000000" fo:border-left="0.010417in solid #000000" fo:border-right="0.010417in solid #000000" fo:border-bottom="0.006944in solid #000000" fo:padding-left="0.072222in" fo:padding-right="0.072222in" fo:vertical-align="top" fo:background-color="#ffffff"/>
    </style:style>
    <style:style style:name="TableRow0304" style:family="table-row">
      <style:table-row-properties style:min-row-height="0.208333in"/>
    </style:style>
    <style:style style:name="TableCell030400" style:family="table-cell">
      <style:table-cell-properties fo:border-top="0.006944in solid #000000" fo:border-left="0.010417in solid #000000" fo:border-right="0.010417in solid #000000" fo:border-bottom="0.006944in solid #000000" fo:padding-left="0.072222in" fo:padding-right="0.072222in" fo:vertical-align="top" fo:background-color="#ffffff"/>
    </style:style>
    <style:style style:name="TableRow0305" style:family="table-row">
      <style:table-row-properties style:min-row-height="0.208333in"/>
    </style:style>
    <style:style style:name="TableCell030500" style:family="table-cell">
      <style:table-cell-properties fo:border-top="0.006944in solid #000000" fo:border-left="0.010417in solid #000000" fo:border-right="0.010417in solid #000000" fo:border-bottom="0.010417in solid #000000" fo:padding-left="0.072222in" fo:padding-right="0.072222in" fo:vertical-align="top" fo:background-color="#ffffff"/>
    </style:style>
    <style:style style:name="TableColumn0400" style:family="table-column">
      <style:table-column-properties style:column-width="3.130556in"/>
    </style:style>
    <style:style style:name="TableColumn0401" style:family="table-column">
      <style:table-column-properties style:column-width="3.130556in"/>
    </style:style>
    <style:style style:name="Table04" style:family="table">
      <style:table-properties style:width="6.261111in" fo:margin-left="0.000000in" style:writing-mode="lr" table:align="left" style:may-break-between-rows="true"/>
    </style:style>
    <style:style style:name="TableRow0400" style:family="table-row">
      <style:table-row-properties style:min-row-height="0.208333in"/>
    </style:style>
    <style:style style:name="TableCell040000" style:family="table-cell">
      <style:table-cell-properties fo:border-top="0.010417in solid #000000" fo:border-left="0.010417in solid #000000" fo:border-right="0.010417in solid #000000" fo:border-bottom="0.010417in solid #000000" fo:padding-left="0.072222in" fo:padding-right="0.072222in" fo:vertical-align="top" fo:background-color="#ffffff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padding-left="0.072222in" fo:padding-right="0.072222in" fo:vertical-align="top" fo:background-color="# 0 0 0"/>
    </style:style>
    <style:style style:name="TableRow0401" style:family="table-row">
      <style:table-row-properties style:min-row-height="0.208333in"/>
    </style:style>
    <style:style style:name="TableCell040100" style:family="table-cell">
      <style:table-cell-properties fo:border-top="0.010417in solid #000000" fo:border-left="0.010417in solid #000000" fo:border-right="0.010417in solid #000000" fo:border-bottom="0.010417in solid #000000" fo:padding-left="0.072222in" fo:padding-right="0.072222in" fo:vertical-align="top" fo:background-color="#ffffff"/>
    </style:style>
    <style:style style:name="TableCell040101" style:family="table-cell">
      <style:table-cell-properties fo:border-top="0.010417in solid #000000" fo:border-left="0.010417in solid #000000" fo:border-right="0.010417in solid #000000" fo:border-bottom="0.010417in solid #000000" fo:padding-left="0.072222in" fo:padding-right="0.072222in" fo:vertical-align="top" fo:background-color="#ffffff"/>
    </style:style>
    <style:style style:name="TableRow0402" style:family="table-row">
      <style:table-row-properties style:min-row-height="0.208333in"/>
    </style:style>
    <style:style style:name="TableCell040200" style:family="table-cell">
      <style:table-cell-properties fo:border-top="0.010417in solid #000000" fo:border-left="0.010417in solid #000000" fo:border-right="0.010417in solid #000000" fo:border-bottom="0.010417in solid #000000" fo:padding-left="0.072222in" fo:padding-right="0.072222in" fo:vertical-align="top" fo:background-color="#ffffff"/>
    </style:style>
    <style:style style:name="TableCell040201" style:family="table-cell">
      <style:table-cell-properties fo:border-top="0.010417in solid #000000" fo:border-left="0.010417in solid #000000" fo:border-right="0.010417in solid #000000" fo:border-bottom="0.010417in solid #000000" fo:padding-left="0.072222in" fo:padding-right="0.072222in" fo:vertical-align="top" fo:background-color="#ffffff"/>
    </style:style>
    <style:style style:name="TableRow0403" style:family="table-row">
      <style:table-row-properties style:min-row-height="0.208333in"/>
    </style:style>
    <style:style style:name="TableCell040300" style:family="table-cell">
      <style:table-cell-properties fo:border-top="0.010417in solid #000000" fo:border-left="0.010417in solid #000000" fo:border-right="0.010417in solid #000000" fo:border-bottom="0.010417in solid #000000" fo:padding-left="0.072222in" fo:padding-right="0.072222in" fo:vertical-align="top" fo:background-color="#ffffff"/>
    </style:style>
    <style:style style:name="TableCell040301" style:family="table-cell">
      <style:table-cell-properties fo:border-top="0.010417in solid #000000" fo:border-left="0.010417in solid #000000" fo:border-right="0.010417in solid #000000" fo:border-bottom="0.010417in solid #000000" fo:padding-left="0.072222in" fo:padding-right="0.072222in" fo:vertical-align="top" fo:background-color="#ffffff"/>
    </style:style>
    <style:style style:name="TableRow0404" style:family="table-row">
      <style:table-row-properties style:min-row-height="0.208333in"/>
    </style:style>
    <style:style style:name="TableCell040400" style:family="table-cell">
      <style:table-cell-properties fo:border-top="0.010417in solid #000000" fo:border-left="0.010417in solid #000000" fo:border-right="0.010417in solid #000000" fo:border-bottom="0.010417in solid #000000" fo:padding-left="0.072222in" fo:padding-right="0.072222in" fo:vertical-align="top" fo:background-color="#ffffff"/>
    </style:style>
    <style:style style:name="TableCell040401" style:family="table-cell">
      <style:table-cell-properties fo:border-top="0.010417in solid #000000" fo:border-left="0.010417in solid #000000" fo:border-right="0.010417in solid #000000" fo:border-bottom="0.010417in solid #000000" fo:padding-left="0.072222in" fo:padding-right="0.072222in" fo:vertical-align="top" fo:background-color="#ffffff"/>
    </style:style>
    <style:style style:name="TableRow0405" style:family="table-row">
      <style:table-row-properties style:min-row-height="0.208333in"/>
    </style:style>
    <style:style style:name="TableCell040500" style:family="table-cell">
      <style:table-cell-properties fo:border-top="0.010417in solid #000000" fo:border-left="0.010417in solid #000000" fo:border-right="0.010417in solid #000000" fo:border-bottom="0.010417in solid #000000" fo:padding-left="0.072222in" fo:padding-right="0.072222in" fo:vertical-align="top" fo:background-color="#ffffff"/>
    </style:style>
    <style:style style:name="TableCell040501" style:family="table-cell">
      <style:table-cell-properties fo:border-top="0.010417in solid #000000" fo:border-left="0.010417in solid #000000" fo:border-right="0.010417in solid #000000" fo:border-bottom="0.010417in solid #000000" fo:padding-left="0.072222in" fo:padding-right="0.072222in" fo:vertical-align="top" fo:background-color="#ffffff"/>
    </style:style>
    <style:style style:name="TableRow0406" style:family="table-row">
      <style:table-row-properties style:min-row-height="0.208333in"/>
    </style:style>
    <style:style style:name="TableCell040600" style:family="table-cell">
      <style:table-cell-properties fo:border-top="0.010417in solid #000000" fo:border-left="0.010417in solid #000000" fo:border-right="0.010417in solid #000000" fo:border-bottom="0.010417in solid #000000" fo:padding-left="0.072222in" fo:padding-right="0.072222in" fo:vertical-align="top" fo:background-color="#ffffff"/>
    </style:style>
    <style:style style:name="TableCell040601" style:family="table-cell">
      <style:table-cell-properties fo:border-top="0.010417in solid #000000" fo:border-left="0.010417in solid #000000" fo:border-right="0.010417in solid #000000" fo:border-bottom="0.010417in solid #000000" fo:padding-left="0.072222in" fo:padding-right="0.072222in" fo:vertical-align="top" fo:background-color="#ffffff"/>
    </style:style>
    <style:style style:name="TableRow0407" style:family="table-row">
      <style:table-row-properties style:min-row-height="0.208333in"/>
    </style:style>
    <style:style style:name="TableCell040700" style:family="table-cell">
      <style:table-cell-properties fo:border-top="0.010417in solid #000000" fo:border-left="0.010417in solid #000000" fo:border-right="0.010417in solid #000000" fo:border-bottom="0.010417in solid #000000" fo:padding-left="0.072222in" fo:padding-right="0.072222in" fo:vertical-align="top" fo:background-color="#ffffff"/>
    </style:style>
    <style:style style:name="TableCell040701" style:family="table-cell">
      <style:table-cell-properties fo:border-top="0.010417in solid #000000" fo:border-left="0.010417in solid #000000" fo:border-right="0.010417in solid #000000" fo:border-bottom="0.010417in solid #000000" fo:padding-left="0.072222in" fo:padding-right="0.072222in" fo:vertical-align="top" fo:background-color="#ffffff"/>
    </style:style>
  </office:automatic-styles>
  <office:body>
    <office:text>
      <text:p text:style-name="P1"><text:span text:style-name="T1">NOME DOS ALUNOS</text:span></text:p>
      <text:p text:style-name="P1"><text:span text:style-name="T2"/></text:p>
      <text:p text:style-name="P2"><text:span text:style-name="T3">Yasmin Pereira Ferrari</text:span></text:p>
      <text:p text:style-name="P2"><text:span text:style-name="T3">Felipe dos Santos Silva </text:span></text:p>
      <text:p text:style-name="P2"><text:span text:style-name="T3">Alef</text:span></text:p>
      <text:p text:style-name="P2"><text:span text:style-name="T4"/></text:p>
      <text:p text:style-name="P3"><text:span text:style-name="T5">TITULO DO TG</text:span></text:p>
      <text:p text:style-name="P3"><text:span text:style-name="T6"/></text:p>
      <text:p text:style-name="P3"><text:span text:style-name="T7">PROJETO NETSLAUGH</text:span></text:p>
      <text:p text:style-name="P3"><text:span text:style-name="T8">Evite erros de Duplicidade de Forma Rápida e Fácil</text:span></text:p>
      <text:p text:style-name="P3"><text:span text:style-name="T9"/></text:p>
      <text:p text:style-name="P4"><text:span text:style-name="T10"><text:s text:c="2"/></text:span><text:span text:style-name="T11">Orientador:<text:s/></text:span><text:span text:style-name="T12">Prof. Alexandre Gomes da Silva</text:span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4">SENAI - FRANCA </text:span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text:span text:style-name="T16">PROJETO NETSLAUGH</text:span></text:p>
      <text:p text:style-name="P5"><text:span text:style-name="T17">Evite erros de Duplicidade de Forma Rápida e Fácil</text:span></text:p>
      <text:p text:style-name="P6"><text:span text:style-name="T18"/></text:p>
      <text:p text:style-name="P7"><text:span text:style-name="T19">Resumo</text:span></text:p>
      <text:p text:style-name="P8"><text:span text:style-name="T20"/></text:p>
      <text:p text:style-name="P9"><text:span text:style-name="T21">Este projeto foi desenvolvido para solucionar um problema frequente no ambiente de trabalho: a atribuição de endereços IP já ocupados por outras máquinas, causando conflitos e dificuldades operacionais. A plataforma permite que os usuários façam login e registrem IPs em uso, oferecendo uma solução prática e eficiente para evitar conflitos e facilitar o gerenciamento de endereços IP.</text:span></text:p>
      <text:p text:style-name="P10"><text:span text:style-name="T22"/></text:p>
      <text:p text:style-name="P11"><text:span text:style-name="T23">1<text:s/></text:span><text:span text:style-name="T24">Introdução</text:span><text:span text:style-name="T25"/></text:p>
      <text:p text:style-name="P12"><text:span text:style-name="T26">O crescimento das redes empresariais e a complexidade dos sistemas computacionais trouxeram um desafio comum ao ambiente de trabalho: a gestão eficiente e segura dos endereços IP. Quando o controle de endereços IP em uso é inadequado, surgem problemas de duplicidade que resultam em conflitos, impactando o funcionamento das máquinas e causando transtornos operacionais.</text:span></text:p>
      <text:p text:style-name="P13"><text:span text:style-name="T27">Tema</text:span></text:p>
      <text:p text:style-name="P14"><text:span text:style-name="T28">Este projeto aborda o desenvolvimento de uma plataforma de gerenciamento de endereços IP, que visa facilitar a organização e o registro desses endereços, prevenindo conflitos e promovendo uma gestão eficiente no ambiente corporativo.</text:span></text:p>
      <text:p text:style-name="P14"><text:span text:style-name="T29">Questão-problema</text:span></text:p>
      <text:p text:style-name="P14"><text:span text:style-name="T30">Como uma plataforma de gerenciamento pode prevenir conflitos de endereços IP e tornar o uso de IPs mais seguro e eficiente?</text:span></text:p>
      <text:p text:style-name="P14"><text:span text:style-name="T31">Hipóteses, Objetivos e Justificativas</text:span></text:p>
      <text:p text:style-name="P14"><text:span text:style-name="T32">As principais hipóteses que orientam o desenvolvimento desta plataforma são: (1) uma interface intuitiva e acessível facilita o registro e a consulta de IPs; (2) o controle centralizado de IPs reduz conflitos e aprimora o desempenho da rede corporativa.</text:span></text:p>
      <text:p text:style-name="P15"><text:span text:style-name="T32">O objetivo principal é criar uma plataforma que permita aos usuários verificar a disponibilidade de IPs, registrar os IPs já em uso e gerenciar esses endereços de forma centralizada. A justificativa para este trabalho baseia-se na crescente demanda por soluções práticas e eficazes na organização e distribuição de endereços IP, essencial para empresas que dependem de redes seguras e otimizadas.</text:span></text:p>
      <text:p text:style-name="P15"><text:span text:style-name="T33">Relevância do Trabalho</text:span></text:p>
      <text:p text:style-name="P15"><text:span text:style-name="T34">Este projeto contribui para o aumento da segurança e da eficiência em redes corporativas, beneficiando empresas que buscam evitar conflitos e melhorar a integridade de suas operações.</text:span></text:p>
      <text:p text:style-name="P15"><text:span text:style-name="T35">Metodologia</text:span></text:p>
      <text:p text:style-name="P15"><text:span text:style-name="T36">A plataforma foi desenvolvida com foco na experiência do usuário, utilizando uma combinação de tecnologias para a construção de uma interface responsiva e intuitiva, além de práticas recomendadas de gestão de redes.</text:span></text:p>
      <text:p text:style-name="P15"><text:span text:style-name="T37">Estrutura do Trabalho</text:span></text:p>
      <text:p text:style-name="P15"><text:span text:style-name="T38">Este trabalho está estruturado em capítulos. No<text:s/></text:span><text:span text:style-name="T39">Capítulo 1</text:span><text:span text:style-name="T40">, é apresentado o contexto e o problema que fundamentam o projeto. No<text:s/></text:span><text:span text:style-name="T41">Capítulo 2</text:span><text:span text:style-name="T42">, discutem-se as tecnologias e metodologias utilizadas para o desenvolvimento da plataforma. No<text:s/></text:span><text:span text:style-name="T43">Capítulo 3</text:span><text:span text:style-name="T44">, são detalhados os testes e as análises de resultados. Por fim, no<text:s/></text:span><text:span text:style-name="T45">Capítulo 4</text:span><text:span text:style-name="T46">, apresentam-se as conclusões e as sugestões para trabalhos futuros.</text:span></text:p>
      <text:p text:style-name="P16"><text:span text:style-name="T47"/></text:p>
      <text:p text:style-name="P16"><text:span text:style-name="T47"/></text:p>
      <text:p text:style-name="P16"><text:span text:style-name="T48">2 Viabilidade do Projeto</text:span><text:span text:style-name="T49"><text:s/>(a critério do orientador - quando um item não constar na documentação, ajustar a numeração dos itens seguintes)</text:span></text:p>
      <text:p text:style-name="P17"><text:span text:style-name="T50">Apresentar a viabilidade do projeto por meio de Canvas ou MVP. Situar o seu projeto dentro de cada área.</text:span></text:p>
      <text:p text:style-name="P18"><text:span text:style-name="T51"/></text:p>
      <text:p text:style-name="P18"><text:span text:style-name="T52">2.1 Canvas de Negócio (</text:span><text:span text:style-name="T53">Business Model Canvas -<text:s/></text:span><text:span text:style-name="T54">BMC)<text:s/></text:span><text:span text:style-name="T55">(este item é obrigatório se definida a inserção desta seção 2)</text:span></text:p>
      <text:p text:style-name="P18"><text:span text:style-name="T56">Citar o que é BMC e qual sua importância (citando FONTES)</text:span></text:p>
      <text:p text:style-name="P18"><text:span text:style-name="T56">Inserir o Canvas</text:span></text:p>
      <text:p text:style-name="P19"><text:span text:style-name="T57">Quadros, Tabelas, Figuras, etc. têm que ser citados no texto, antes de suas apresentações</text:span></text:p>
      <text:p text:style-name="P20"><text:span text:style-name="T58">Comentar, na sequência adequada, cada um dos blocos do BMC</text:span></text:p>
      <text:p text:style-name="P21"><text:span text:style-name="T58">1. Segmento de Clientes</text:span></text:p>
      <text:p text:style-name="P21"><text:span text:style-name="T58">2. Proposta de Valor</text:span></text:p>
      <text:p text:style-name="P21"><text:span text:style-name="T58">3. Canais</text:span></text:p>
      <text:p text:style-name="P21"><text:span text:style-name="T58">4. Relacionamento</text:span></text:p>
      <text:p text:style-name="P21"><text:span text:style-name="T58">5. Fontes de Receita</text:span></text:p>
      <text:p text:style-name="P21"><text:span text:style-name="T58">6. Recursos Chave</text:span></text:p>
      <text:p text:style-name="P21"><text:span text:style-name="T58">7. Atividades Chave</text:span></text:p>
      <text:p text:style-name="P21"><text:span text:style-name="T58">8. Parcerias Chave</text:span></text:p>
      <text:p text:style-name="P21"><text:span text:style-name="T58">9. Estrutura de Custos</text:span></text:p>
      <text:p text:style-name="P22"><text:span text:style-name="T58">Ver mais aqui:<text:s/></text:span><text:a xlink:href="https://analistamodelosdenegocios.com.br/o-que-e-o-business-model-canvas/"><text:span text:style-name="T59">https://analistamodelosdenegocios.com.br/o-que-e-o-business-model-canvas/</text:span></text:a><text:span text:style-name="T60"><text:s/></text:span></text:p>
      <text:p text:style-name="P23"><text:span text:style-name="T61"/></text:p>
      <text:p text:style-name="P23"><text:span text:style-name="T62">2.2 Matriz SWOT<text:s/></text:span><text:span text:style-name="T63">(a critério do orientador)</text:span></text:p>
      <text:p text:style-name="P23"><text:span text:style-name="T63">Citar o que é SWOT e qual a sua importância (citando FONTES)</text:span></text:p>
      <text:p text:style-name="P23"><text:span text:style-name="T63">Inserir a Matriz SWOT </text:span></text:p>
      <text:p text:style-name="P24"><text:span text:style-name="T64">Quadros, Tabelas, Figuras, etc. têm que ser citados no texto, antes de suas apresentações</text:span></text:p>
      <text:p text:style-name="P25"><text:span text:style-name="T65">Comentar sobre as fraquezas identificadas</text:span></text:p>
      <text:p text:style-name="P25"><text:span text:style-name="T66"/></text:p>
      <text:p text:style-name="P25"><text:span text:style-name="T67">2.3 Plano de Ação 5W2H do Projeto<text:s/></text:span><text:span text:style-name="T68">(a critério do orientador)</text:span></text:p>
      <text:p text:style-name="P26"><text:span text:style-name="T68">Citar o que é 5W2H e qual a sua importância (citando FONTES)</text:span></text:p>
      <text:p text:style-name="P26"><text:span text:style-name="T68">Inserir a Matriz 5W2H</text:span></text:p>
      <text:p text:style-name="P26"><text:span text:style-name="T69">Quadros, Tabelas, Figuras, etc. têm que ser citados no texto, antes de suas apresentações</text:span></text:p>
      <text:p text:style-name="P27"><text:span text:style-name="T70">Justificar o plano de ação</text:span></text:p>
      <text:p text:style-name="P28"><text:span text:style-name="T70">Comentar sobre o plano de ação</text:span></text:p>
      <text:p text:style-name="P29"><text:span text:style-name="T71"/></text:p>
      <text:p text:style-name="P29"><text:span text:style-name="T72">3 Levantamento de Requisitos</text:span></text:p>
      <text:p text:style-name="P29"><text:span text:style-name="T73"/></text:p>
      <text:p text:style-name="P29"><text:span text:style-name="T74">3.1 Elicitação e especificação dos Requisitos<text:s/></text:span><text:span text:style-name="T75">(este item é obrigatório)</text:span></text:p>
      <text:p text:style-name="P29"><text:span text:style-name="T76">Citar quais foram as técnicas de elicitação de requisitos utilizadas</text:span></text:p>
      <text:p text:style-name="P29"><text:span text:style-name="T76">Descrever qual é a importância da elicitação (citando FONTES)</text:span></text:p>
      <text:p text:style-name="P30"><text:span text:style-name="T76">Relatar como foi realizado o levantamento dos requisitos (entrevistas, questionários e visitas) e apresentar suas especificações de forma textual (pode-se usar histórias de usuários). </text:span></text:p>
      <text:p text:style-name="P30"><text:span text:style-name="T76">Citar que as perguntas e respostas estão em Apêndice [no final]</text:span></text:p>
      <text:p text:style-name="P30"><text:span text:style-name="T77"/></text:p>
      <text:p text:style-name="P31"><text:span text:style-name="T78">3.2 BPMN<text:s/></text:span><text:span text:style-name="T79">(este item é obrigatório)</text:span></text:p>
      <text:p text:style-name="P32"><text:span text:style-name="T80">Descrever o que significa BPMN (citando FONTES)</text:span></text:p>
      <text:p text:style-name="P32"><text:span text:style-name="T80">Citar para que serve um BPMN (citando FONTES)</text:span></text:p>
      <text:p text:style-name="P32"><text:span text:style-name="T80">Apresentar o BPMN</text:span></text:p>
      <text:p text:style-name="P33"><text:span text:style-name="T81">Quadros, Tabelas, Figuras, etc. têm que ser citados no texto, antes de suas apresentações</text:span></text:p>
      <text:p text:style-name="P34"><text:span text:style-name="T82">Comentar sobre qual a importância de um BPMN para o projeto</text:span></text:p>
      <text:p text:style-name="P34"><text:span text:style-name="T82">Usar modelo estudado nas aulas de Engenharia de Software</text:span></text:p>
      <text:p text:style-name="P35"><text:span text:style-name="T83"/></text:p>
      <text:p text:style-name="P35"><text:span text:style-name="T84">3.3 Requisitos Funcionais<text:s/></text:span><text:span text:style-name="T85">(este item é obrigatório)</text:span></text:p>
      <text:p text:style-name="P36"><text:span text:style-name="T86">Comentar o que são Requisitos Funcionais (citando FONTES)</text:span></text:p>
      <text:p text:style-name="P36"><text:span text:style-name="T86">Apresentar quais são os Requisitos Funcionais</text:span></text:p>
      <text:p text:style-name="P36"><text:span text:style-name="T86">Apresentar a documentação de Requisitos Funcionais</text:span></text:p>
      <text:p text:style-name="P36"><text:span text:style-name="T87">Quadros, Tabelas, Figuras, etc. têm que ser citados no texto, antes de suas apresentações</text:span></text:p>
      <text:p text:style-name="P36"><text:span text:style-name="T88">Usar modelo estudado nas aulas de Engenharia de Software</text:span></text:p>
      <text:p text:style-name="P37"><text:span text:style-name="T89"/></text:p>
      <text:p text:style-name="P38"><text:span text:style-name="T90">Quadro 1<text:s/></text:span><text:span text:style-name="T91">–</text:span><text:span text:style-name="T92"><text:s/></text:span><text:span text:style-name="T93">Requisitos Funcionais do sistema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40"><text:span text:style-name="T95">RF001</text:span><text:span text:style-name="T96">-Cadastro de xxxxxxxxx</text:span><text:span text:style-name="T97"/></text:p>
          </table:table-cell>
          <table:table-cell table:style-name="TableCell010001">
            <text:p text:style-name="P40"><text:span text:style-name="T98">Categoria:</text:span></text:p>
            <text:p text:style-name="P40"><text:span text:style-name="T98">(<text:s text:c="2"/>) Oculto</text:span></text:p>
            <text:p text:style-name="P40"><text:span text:style-name="T98">(X)Evidente</text:span><text:span text:style-name="T99"/></text:p>
          </table:table-cell>
          <table:table-cell table:style-name="TableCell010002">
            <text:p text:style-name="P40"><text:span text:style-name="T100">Prioridade: </text:span></text:p>
            <text:p text:style-name="P40"><text:span text:style-name="T101">(X) Altíssima</text:span></text:p>
            <text:p text:style-name="P40"><text:span text:style-name="T101">(<text:s text:c="2"/>) Alta</text:span></text:p>
            <text:p text:style-name="P40"><text:span text:style-name="T101">(<text:s text:c="2"/>) Média</text:span></text:p>
            <text:p text:style-name="P40"><text:span text:style-name="T101">(<text:s text:c="2"/>) Baixa</text:span><text:span text:style-name="T102"/></text:p>
          </table:table-cell>
        </table:table-row>
        <table:table-row table:style-name="TableRow0101">
          <table:table-cell table:style-name="TableCell010100" table:number-columns-spanned="3">
            <text:p text:style-name="P43"><text:span text:style-name="T103">Descrição</text:span><text:span text:style-name="T104">: O sistema deve xxxxxxxxxxxxxxxxxxx</text:span><text:span text:style-name="T105"/></text:p>
          </table:table-cell>
          <table:covered-table-cell/>
          <table:covered-table-cell/>
        </table:table-row>
        <table:table-row table:style-name="TableRow0102">
          <table:table-cell table:style-name="TableCell010200">
            <text:p text:style-name="P46"><text:span text:style-name="T106">RF002-</text:span><text:span text:style-name="T107">xxxxxxxxxxxxx</text:span><text:span text:style-name="T108"/></text:p>
          </table:table-cell>
          <table:table-cell table:style-name="TableCell010201">
            <text:p text:style-name="P46"><text:span text:style-name="T109">Categoria:</text:span></text:p>
            <text:p text:style-name="P46"><text:span text:style-name="T110">(<text:s text:c="2"/>) Oculto</text:span></text:p>
            <text:p text:style-name="P46"><text:span text:style-name="T110">(X) Evidente</text:span><text:span text:style-name="T111"/></text:p>
          </table:table-cell>
          <table:table-cell table:style-name="TableCell010202">
            <text:p text:style-name="P46"><text:span text:style-name="T112">Prioridade: </text:span></text:p>
            <text:p text:style-name="P46"><text:span text:style-name="T113">(X) Altíssima</text:span></text:p>
            <text:p text:style-name="P46"><text:span text:style-name="T113">(<text:s text:c="2"/>) Alta</text:span></text:p>
            <text:p text:style-name="P46"><text:span text:style-name="T113">(<text:s text:c="2"/>) Média</text:span></text:p>
            <text:p text:style-name="P46"><text:span text:style-name="T113">(<text:s text:c="2"/>) Baixa</text:span><text:span text:style-name="T114"/></text:p>
          </table:table-cell>
        </table:table-row>
        <table:table-row table:style-name="TableRow0103">
          <table:table-cell table:style-name="TableCell010300" table:number-columns-spanned="3">
            <text:p text:style-name="P49"><text:span text:style-name="T115">Descrição</text:span><text:span text:style-name="T116">: O sistema deve xxxxxxxxxxxxxxxxxx.</text:span><text:span text:style-name="T117"/></text:p>
          </table:table-cell>
          <table:covered-table-cell/>
          <table:covered-table-cell/>
        </table:table-row>
        <table:table-row table:style-name="TableRow0104">
          <table:table-cell table:style-name="TableCell010400">
            <text:p text:style-name="P52"><text:span text:style-name="T118">RF003</text:span><text:span text:style-name="T119">-Cadastro de x</text:span><text:span text:style-name="T120"/></text:p>
          </table:table-cell>
          <table:table-cell table:style-name="TableCell010401">
            <text:p text:style-name="P52"><text:span text:style-name="T121">Categoria:</text:span></text:p>
            <text:p text:style-name="P52"><text:span text:style-name="T122">(<text:s text:c="2"/>) Oculto</text:span></text:p>
            <text:p text:style-name="P52"><text:span text:style-name="T122">(X) Evidente</text:span><text:span text:style-name="T123"/></text:p>
          </table:table-cell>
          <table:table-cell table:style-name="TableCell010402">
            <text:p text:style-name="P52"><text:span text:style-name="T124">Prioridade: </text:span></text:p>
            <text:p text:style-name="P52"><text:span text:style-name="T125">(X) Altíssima</text:span></text:p>
            <text:p text:style-name="P52"><text:span text:style-name="T125">(<text:s text:c="2"/>) Alta</text:span></text:p>
            <text:p text:style-name="P52"><text:span text:style-name="T125">(<text:s text:c="2"/>) Média</text:span></text:p>
            <text:p text:style-name="P52"><text:span text:style-name="T125">(<text:s text:c="2"/>) Baixa</text:span><text:span text:style-name="T126"/></text:p>
          </table:table-cell>
        </table:table-row>
        <table:table-row table:style-name="TableRow0105">
          <table:table-cell table:style-name="TableCell010500" table:number-columns-spanned="3">
            <text:p text:style-name="P55"><text:span text:style-name="T127">Descrição</text:span><text:span text:style-name="T128">: O sistema deve xxxxxxxxxxxxxxxxxxxxxxxxxxxxx.</text:span><text:span text:style-name="T129"/></text:p>
          </table:table-cell>
          <table:covered-table-cell/>
          <table:covered-table-cell/>
        </table:table-row>
      </table:table>
      <text:p text:style-name="P57"><text:span text:style-name="T129"/></text:p>
      <text:p text:style-name="P58"><text:span text:style-name="T130">3.4 Requisitos Não Funcionais<text:s/></text:span><text:span text:style-name="T131">(a critério do orientador)</text:span></text:p>
      <text:p text:style-name="P59"><text:span text:style-name="T131">Comentar o que são Requisitos Não Funcionais (citando FONTES)</text:span></text:p>
      <text:p text:style-name="P59"><text:span text:style-name="T131">Apresentar quais são os Requisitos Não Funcionais</text:span></text:p>
      <text:p text:style-name="P59"><text:span text:style-name="T131">Apresentar a documentação de Requisitos Não Funcionais</text:span></text:p>
      <text:p text:style-name="P60"><text:span text:style-name="T132">Quadros, Tabelas, Figuras, etc. têm que ser citados no texto, antes de suas apresentações</text:span></text:p>
      <text:p text:style-name="P61"><text:span text:style-name="T133">Usar modelo estudado nas aulas de Engenharia de Software.</text:span></text:p>
      <text:p text:style-name="P61"><text:span text:style-name="T134"/></text:p>
      <text:p text:style-name="P62"><text:span text:style-name="T135">Quadro 2</text:span><text:span text:style-name="T136"><text:s/></text:span><text:span text:style-name="T137">–</text:span><text:span text:style-name="T138"><text:s/>Requisitos N</text:span><text:span text:style-name="T139">ão Funcionais do sistema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row table:style-name="TableRow0200">
          <table:table-cell table:style-name="TableCell020000">
            <text:p text:style-name="P64"><text:span text:style-name="T141">RNF001</text:span><text:span text:style-name="T142">-Nome nome nome</text:span><text:span text:style-name="T143"/></text:p>
          </table:table-cell>
          <table:table-cell table:style-name="TableCell020001">
            <text:p text:style-name="P64"><text:span text:style-name="T144">O sistema xxxxxxxxxxxxx</text:span><text:span text:style-name="T145"/></text:p>
          </table:table-cell>
          <table:table-cell table:style-name="TableCell020002">
            <text:p text:style-name="P64"><text:span text:style-name="T146">Tipo</text:span><text:span text:style-name="T147"/></text:p>
          </table:table-cell>
          <table:table-cell table:style-name="TableCell020003">
            <text:p text:style-name="P64"><text:span text:style-name="T148">( ) Desejável</text:span></text:p>
            <text:p text:style-name="P64"><text:span text:style-name="T148">(X) Obrigatório</text:span><text:span text:style-name="T149"/></text:p>
          </table:table-cell>
          <table:table-cell table:style-name="TableCell020004">
            <text:p text:style-name="P64"><text:span text:style-name="T150">(X) Permanente</text:span></text:p>
            <text:p text:style-name="P64"><text:span text:style-name="T150">(<text:s text:c="2"/>) Transitório</text:span><text:span text:style-name="T151"/></text:p>
          </table:table-cell>
        </table:table-row>
        <table:table-row table:style-name="TableRow0201">
          <table:table-cell table:style-name="TableCell020100">
            <text:p text:style-name="P67"><text:span text:style-name="T152">RNF002</text:span><text:span text:style-name="T153">-Nome nome nome</text:span><text:span text:style-name="T154"/></text:p>
          </table:table-cell>
          <table:table-cell table:style-name="TableCell020101">
            <text:p text:style-name="P67"><text:span text:style-name="T155">xxxxxxxxxxxxxxxxxxxxxxxx</text:span><text:span text:style-name="T156"/></text:p>
          </table:table-cell>
          <table:table-cell table:style-name="TableCell020102">
            <text:p text:style-name="P67"><text:span text:style-name="T157">Tipo</text:span><text:span text:style-name="T158"/></text:p>
          </table:table-cell>
          <table:table-cell table:style-name="TableCell020103">
            <text:p text:style-name="P67"><text:span text:style-name="T159">(<text:s text:c="2"/>) Desejável</text:span></text:p>
            <text:p text:style-name="P67"><text:span text:style-name="T159">(X) Obrigatório</text:span><text:span text:style-name="T160"/></text:p>
          </table:table-cell>
          <table:table-cell table:style-name="TableCell020104">
            <text:p text:style-name="P67"><text:span text:style-name="T161">(X) Permanente</text:span></text:p>
            <text:p text:style-name="P67"><text:span text:style-name="T161">(<text:s text:c="2"/>) Transitório</text:span><text:span text:style-name="T162"/></text:p>
          </table:table-cell>
        </table:table-row>
      </table:table>
      <text:p text:style-name="P69"><text:span text:style-name="T162"/></text:p>
      <text:p text:style-name="P69"><text:span text:style-name="T163">3.5 Regras de Negócio<text:s/></text:span><text:span text:style-name="T164">(a critério do orientador)</text:span></text:p>
      <text:p text:style-name="P70"><text:span text:style-name="T164">Descrever o que são Regras de Negócio (citando FONTES)</text:span></text:p>
      <text:p text:style-name="P70"><text:span text:style-name="T164">Comentar sobre a importância das Regras de Negócio (citando FONTES)</text:span></text:p>
      <text:p text:style-name="P70"><text:span text:style-name="T164">Apresentar o documento de Regras de Negócio</text:span></text:p>
      <text:p text:style-name="P71"><text:span text:style-name="T165">Quadros, Tabelas, Figuras, etc. têm que ser citados no texto, antes de suas apresentações</text:span></text:p>
      <text:p text:style-name="P72"><text:span text:style-name="T166">Usar modelo estudado nas aulas de Engenharia de Software</text:span></text:p>
      <text:p text:style-name="P72"><text:span text:style-name="T167"/></text:p>
      <text:p text:style-name="P73"><text:span text:style-name="T168">Quadro 3</text:span><text:span text:style-name="T169"><text:s/></text:span><text:span text:style-name="T170">–</text:span><text:span text:style-name="T171"><text:s/>Regras de Neg</text:span><text:span text:style-name="T172">ócio do sistema.</text:span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75"><text:span text:style-name="T174">RN001 - Nome nome nome</text:span><text:span text:style-name="T175"/></text:p>
          </table:table-cell>
        </table:table-row>
        <table:table-row table:style-name="TableRow0301">
          <table:table-cell table:style-name="TableCell030100">
            <text:p text:style-name="P78"><text:span text:style-name="T176">Descrição</text:span><text:span text:style-name="T177">: Só serão permitidos cadastros xxxxxxxxxxxxx</text:span><text:span text:style-name="T178"/></text:p>
          </table:table-cell>
        </table:table-row>
        <table:table-row table:style-name="TableRow0302">
          <table:table-cell table:style-name="TableCell030200">
            <text:p text:style-name="P80"><text:span text:style-name="T179">RN002 - Nome nome nome</text:span><text:span text:style-name="T180"/></text:p>
          </table:table-cell>
        </table:table-row>
        <table:table-row table:style-name="TableRow0303">
          <table:table-cell table:style-name="TableCell030300">
            <text:p text:style-name="P82"><text:span text:style-name="T181">Descrição</text:span><text:span text:style-name="T182">: Apenas serão aceitos xxxxxxxxxxxxxx</text:span><text:span text:style-name="T183"/></text:p>
          </table:table-cell>
        </table:table-row>
        <table:table-row table:style-name="TableRow0304">
          <table:table-cell table:style-name="TableCell030400">
            <text:p text:style-name="P84"><text:span text:style-name="T184">RN003 - Nome nome nome</text:span><text:span text:style-name="T185"/></text:p>
          </table:table-cell>
        </table:table-row>
        <table:table-row table:style-name="TableRow0305">
          <table:table-cell table:style-name="TableCell030500">
            <text:p text:style-name="P87"><text:span text:style-name="T186">Descrição</text:span><text:span text:style-name="T187">: Serão permitidas xxxxxxxxxxxxxxxxxxxxxx</text:span><text:span text:style-name="T188"/></text:p>
          </table:table-cell>
        </table:table-row>
      </table:table>
      <text:p text:style-name="P89"><text:span text:style-name="T188"/></text:p>
      <text:p text:style-name="P89"><text:span text:style-name="T189">3.6 Casos de Uso<text:s/></text:span><text:span text:style-name="T190">(este item é obrigatório)</text:span></text:p>
      <text:p text:style-name="P90"><text:span text:style-name="T191">Comentar o que é um Caso de Uso (citando FONTES)</text:span></text:p>
      <text:p text:style-name="P90"><text:span text:style-name="T191">Descrever qual é a importância de um Caso de Uso (citando FONTES)</text:span></text:p>
      <text:p text:style-name="P90"><text:span text:style-name="T191">Apresentar o diagrama de Caso de Uso</text:span></text:p>
      <text:p text:style-name="P90"><text:span text:style-name="T192">Quadros, Tabelas, Figuras, etc. têm que ser citados no texto, antes de suas apresentações</text:span></text:p>
      <text:p text:style-name="P90"><text:span text:style-name="T193">Usar modelo estudado nas aulas de Engenharia de Software</text:span></text:p>
      <text:p text:style-name="P90"><text:span text:style-name="T193">Apresentar a documentação completa de Caso de Uso, Índice de Casos de Uso e Diagrama de Casos de Uso</text:span><text:span text:style-name="T194"><text:s/>(este item é obrigatório)</text:span></text:p>
      <text:p text:style-name="P90"><text:span text:style-name="T195">Especificação de cada um dos Casos de Uso (a critério do orientador)</text:span></text:p>
      <text:p text:style-name="P90"><text:span text:style-name="T196">Quadros, Tabelas, Figuras, etc. têm que ser citados no texto, antes de suas apresentações</text:span></text:p>
      <text:p text:style-name="P90"><text:span text:style-name="T197">Usar modelo estudado nas aulas de Engenharia de Software</text:span></text:p>
      <text:p text:style-name="P91"><text:span text:style-name="T198">Quadro 4</text:span><text:span text:style-name="T199"><text:s/></text:span><text:span text:style-name="T200">–</text:span><text:span text:style-name="T201"><text:s/>Use Case Cadastrar Usu</text:span><text:span text:style-name="T202">ários</text:span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 table:number-columns-spanned="2">
            <text:p text:style-name="P93"><text:span text:style-name="T204">Caso de Uso<text:s/></text:span><text:span text:style-name="T205">–</text:span><text:span text:style-name="T206"><text:s/>Cadastrar xxxxxxxxxxxxxxx</text:span><text:span text:style-name="T207"/></text:p>
          </table:table-cell>
          <table:covered-table-cell/>
        </table:table-row>
        <table:table-row table:style-name="TableRow0401">
          <table:table-cell table:style-name="TableCell040100">
            <text:p text:style-name="P96"><text:span text:style-name="T208">ID</text:span><text:span text:style-name="T209"/></text:p>
          </table:table-cell>
          <table:table-cell table:style-name="TableCell040101">
            <text:p text:style-name="P96"><text:span text:style-name="T210">UC 001</text:span><text:span text:style-name="T211"/></text:p>
          </table:table-cell>
        </table:table-row>
        <table:table-row table:style-name="TableRow0402">
          <table:table-cell table:style-name="TableCell040200">
            <text:p text:style-name="P98"><text:span text:style-name="T212">Descrição</text:span><text:span text:style-name="T213"/></text:p>
          </table:table-cell>
          <table:table-cell table:style-name="TableCell040201">
            <text:p text:style-name="P98"><text:span text:style-name="T214">Este caso de uso tem por objetivo cadastrar xxxxxxxxxx</text:span><text:span text:style-name="T215"/></text:p>
          </table:table-cell>
        </table:table-row>
        <table:table-row table:style-name="TableRow0403">
          <table:table-cell table:style-name="TableCell040300">
            <text:p text:style-name="P100"><text:span text:style-name="T216">Ator Primário</text:span><text:span text:style-name="T217"/></text:p>
          </table:table-cell>
          <table:table-cell table:style-name="TableCell040301">
            <text:p text:style-name="P100"><text:span text:style-name="T218">Usuário do sistema</text:span><text:span text:style-name="T219"/></text:p>
          </table:table-cell>
        </table:table-row>
        <table:table-row table:style-name="TableRow0404">
          <table:table-cell table:style-name="TableCell040400">
            <text:p text:style-name="P102"><text:span text:style-name="T220">Pré-condição</text:span><text:span text:style-name="T221"/></text:p>
          </table:table-cell>
          <table:table-cell table:style-name="TableCell040401">
            <text:p text:style-name="P102"><text:span text:style-name="T222">Nenhuma</text:span><text:span text:style-name="T223"/></text:p>
          </table:table-cell>
        </table:table-row>
        <table:table-row table:style-name="TableRow0405">
          <table:table-cell table:style-name="TableCell040500">
            <text:p text:style-name="P104"><text:span text:style-name="T224">Cenário Principal</text:span></text:p>
            <text:p text:style-name="P104"><text:span text:style-name="T225"/></text:p>
          </table:table-cell>
          <table:table-cell table:style-name="TableCell040501">
            <text:list text:style-name="L105">
              <text:list-item>
                <text:p text:style-name="P105"><text:span text:style-name="T226">O use case inicia quando o usuário seleciona a opção cadastro de xxxxx.</text:span></text:p>
              </text:list-item>
              <text:list-item>
                <text:p text:style-name="P105"><text:span text:style-name="T226">O sistema carrega o formulário de cadastro de xxxx.</text:span></text:p>
              </text:list-item>
              <text:list-item>
                <text:p text:style-name="P105"><text:span text:style-name="T226">O sistema gera um código xxxxxxxxxxx.</text:span></text:p>
              </text:list-item>
              <text:list-item>
                <text:p text:style-name="P105"><text:span text:style-name="T226">Informa xxx, xxxxxxxxx, xxxxxxxxx.</text:span></text:p>
              </text:list-item>
              <text:list-item>
                <text:p text:style-name="P105"><text:span text:style-name="T226">O usuário xxxxxxxxxxxx.</text:span></text:p>
              </text:list-item>
              <text:list-item>
                <text:p text:style-name="P105"><text:span text:style-name="T226">O sistema xxxxxxxxxxxxxxxxxxxxxxx</text:span></text:p>
              </text:list-item>
              <text:list-item>
                <text:p text:style-name="P105"><text:span text:style-name="T226">O usuário confirma xxxxxxxxxxxxxxxxxx</text:span></text:p>
              </text:list-item>
              <text:list-item>
                <text:p text:style-name="P105"><text:span text:style-name="T226">O usuário xxxxxxxxxxxxxxxxx</text:span></text:p>
              </text:list-item>
              <text:list-item>
                <text:p text:style-name="P105"><text:span text:style-name="T226">O sistema xxxxxxxxxxxxxxx.</text:span><text:span text:style-name="T227"/></text:p>
              </text:list-item>
            </text:list>
          </table:table-cell>
        </table:table-row>
        <table:table-row table:style-name="TableRow0406">
          <table:table-cell table:style-name="TableCell040600">
            <text:p text:style-name="P107"><text:span text:style-name="T228">Pós-condição</text:span><text:span text:style-name="T229"/></text:p>
          </table:table-cell>
          <table:table-cell table:style-name="TableCell040601">
            <text:p text:style-name="P107"><text:span text:style-name="T230">Para ativar xxxxxxxxxxxxxx</text:span><text:span text:style-name="T231"/></text:p>
          </table:table-cell>
        </table:table-row>
        <table:table-row table:style-name="TableRow0407">
          <table:table-cell table:style-name="TableCell040700">
            <text:p text:style-name="P109"><text:span text:style-name="T232">Cenário Alternativo</text:span><text:span text:style-name="T233"/></text:p>
          </table:table-cell>
          <table:table-cell table:style-name="TableCell040701">
            <text:p text:style-name="P109"><text:span text:style-name="T234">4a<text:s/></text:span><text:span text:style-name="T235">–</text:span><text:span text:style-name="T236"><text:s/>O usu</text:span><text:span text:style-name="T237">ário informa xxxxxxxx</text:span></text:p>
            <text:p text:style-name="P109"><text:span text:style-name="T237">4a.1 O sistema xxxxxxxxx. </text:span></text:p>
            <text:p text:style-name="P109"><text:span text:style-name="T237">7a<text:s/></text:span><text:span text:style-name="T238">–</text:span><text:span text:style-name="T239"><text:s/>O usu</text:span><text:span text:style-name="T240">ário informa xxxxxxxx.</text:span></text:p>
            <text:p text:style-name="P109"><text:span text:style-name="T240">7a.1 O sistema xxxxxxxxxxxxx.</text:span><text:span text:style-name="T241"/></text:p>
          </table:table-cell>
        </table:table-row>
      </table:table>
      <text:p text:style-name="P111"><text:span text:style-name="T241"/></text:p>
      <text:p text:style-name="P112"><text:span text:style-name="T242">3.7 Diagrama de Classes<text:s/></text:span><text:span text:style-name="T243">(a critério do orientador)</text:span></text:p>
      <text:p text:style-name="P112"><text:span text:style-name="T243">Comentar o que é um Diagrama de Classes (citando FONTES)</text:span></text:p>
      <text:p text:style-name="P113"><text:span text:style-name="T243">Descrever qual é a importância de um Diagrama de Classes (citando FONTES)</text:span></text:p>
      <text:p text:style-name="P114"><text:span text:style-name="T243">Apresentar o Diagrama de Classes</text:span></text:p>
      <text:p text:style-name="P115"><text:span text:style-name="T244">Quadros, Tabelas, Figuras, etc. têm que ser citados no texto, antes de suas apresentações</text:span></text:p>
      <text:p text:style-name="P115"><text:span text:style-name="T245">Usar modelo estudado nas aulas de Engenharia de Software</text:span></text:p>
      <text:p text:style-name="P116"><text:span text:style-name="T245">Especificar toda a estrutura de classes, atributos e métodos do projeto</text:span></text:p>
      <text:p text:style-name="P116"><text:span text:style-name="T246"/></text:p>
      <text:p text:style-name="P117"><text:span text:style-name="T247">3.8 Diagrama de Atividades</text:span><text:span text:style-name="T248"><text:s/></text:span><text:span text:style-name="T249">(a critério do orientador)</text:span></text:p>
      <text:p text:style-name="P118"><text:span text:style-name="T249">Comentar o que é um Diagrama de Atividades (citando FONTES)</text:span></text:p>
      <text:p text:style-name="P118"><text:span text:style-name="T249">Descrever qual é a importância de um Diagrama de Atividades (citando FONTES)</text:span></text:p>
      <text:p text:style-name="P118"><text:span text:style-name="T249">Apresentar o Diagrama de Atividades</text:span></text:p>
      <text:p text:style-name="P118"><text:span text:style-name="T250">Quadros, Tabelas, Figuras, etc. têm que ser citados no texto, antes de suas apresentações</text:span></text:p>
      <text:p text:style-name="P118"><text:span text:style-name="T251">Usar modelo estudado nas aulas de Engenharia de Software</text:span></text:p>
      <text:p text:style-name="P118"><text:span text:style-name="T251">Especificar o fluxo das atividades mais complexas do sistema, especialmente a lógica dos casos de uso que exigem maior conhecimento sobre as interações entre as atividades internas</text:span></text:p>
      <text:p text:style-name="P119"><text:span text:style-name="T252"/></text:p>
      <text:p text:style-name="P120"><text:span text:style-name="T253">3.9 Diagrama de Estados</text:span><text:span text:style-name="T254"><text:s/></text:span><text:span text:style-name="T255">(a critério do orientador)</text:span></text:p>
      <text:p text:style-name="P121"><text:span text:style-name="T255">Comentar o que é um Diagrama de Estados (citando FONTES)</text:span></text:p>
      <text:p text:style-name="P121"><text:span text:style-name="T255">Descrever qual é a importância de um Diagrama de Estados (citando FONTES)</text:span></text:p>
      <text:p text:style-name="P121"><text:span text:style-name="T255">Apresentar o Diagrama de Estados</text:span></text:p>
      <text:p text:style-name="P121"><text:span text:style-name="T256">Quadros, Tabelas, Figuras, etc. têm que ser citados no texto, antes de suas apresentações</text:span></text:p>
      <text:p text:style-name="P121"><text:span text:style-name="T257">Usar modelo estudado nas aulas de Engenharia de Software</text:span></text:p>
      <text:p text:style-name="P121"><text:span text:style-name="T257">Especificar os possíveis estados em que podem estar os objetos (a partir das classes do Diagrama de Classes), e quais são os eventos que provocam mudanças nestes estados). Ex.: Cliente (ativo/inativo); Despesa (pendente/em atraso/paga)</text:span></text:p>
      <text:p text:style-name="P122"><text:span text:style-name="T258"/></text:p>
      <text:p text:style-name="P123"><text:span text:style-name="T259">3.10 Diagrama de Sequência<text:s/></text:span><text:span text:style-name="T260">(a critério do orientador)</text:span></text:p>
      <text:p text:style-name="P124"><text:span text:style-name="T260">Comentar o que é um Diagrama de Sequência (citando FONTES)</text:span></text:p>
      <text:p text:style-name="P124"><text:span text:style-name="T260">Descrever qual é a importância de um Diagrama de Sequência (citando FONTES)</text:span></text:p>
      <text:p text:style-name="P124"><text:span text:style-name="T260">Apresentar o Diagrama de Sequência</text:span></text:p>
      <text:p text:style-name="P124"><text:span text:style-name="T261">Quadros, Tabelas, Figuras, etc. têm que ser citados no texto, antes de suas apresentações</text:span></text:p>
      <text:p text:style-name="P124"><text:span text:style-name="T262">Comentar o fluxo do diagrama apresentado</text:span></text:p>
      <text:p text:style-name="P124"><text:span text:style-name="T262">Usar modelo estudado nas aulas de Engenharia de Software</text:span></text:p>
      <text:p text:style-name="P125"><text:span text:style-name="T263"/></text:p>
      <text:p text:style-name="P125"><text:span text:style-name="T264">3.11 Matriz de Rastreabilidade</text:span><text:span text:style-name="T265"><text:s/></text:span><text:span text:style-name="T266">(a critério do orientador)</text:span></text:p>
      <text:p text:style-name="P126"><text:span text:style-name="T266">Comentar o que é uma Matriz de Rastreabilidade (citando FONTES)</text:span></text:p>
      <text:p text:style-name="P126"><text:span text:style-name="T266">Descrever qual é a importância de uma Matriz de Rastreabilidade (citando FONTES)</text:span></text:p>
      <text:p text:style-name="P126"><text:span text:style-name="T266">Apresentar as duas matrizes: </text:span></text:p>
      <text:p text:style-name="P127"><text:span text:style-name="T266">[extrair do doc de Requisitos = Requisitos x Regras do Negócio]</text:span></text:p>
      <text:p text:style-name="P127"><text:span text:style-name="T266">[extrair do doc de Caso de Uso = Requisitos x Regras Sistêmicas]</text:span></text:p>
      <text:p text:style-name="P128"><text:span text:style-name="T267">Quadros, Tabelas, Figuras, etc. têm que ser citados no texto, antes de suas apresentações</text:span></text:p>
      <text:p text:style-name="P128"><text:span text:style-name="T268">Usar modelo estudado nas aulas de Engenharia de Software</text:span></text:p>
      <text:p text:style-name="P129"><text:span text:style-name="T269"/></text:p>
      <text:p text:style-name="P129"><text:span text:style-name="T270">3.12 Diagrama Entidade-Relacionamento<text:s/></text:span><text:span text:style-name="T271">(a critério do orientador).</text:span></text:p>
      <text:p text:style-name="P130"><text:span text:style-name="T271">Comentar o que é um DER (citando FONTES)</text:span></text:p>
      <text:p text:style-name="P130"><text:span text:style-name="T271">Descrever qual é a importância do DER (citando FONTES)</text:span></text:p>
      <text:p text:style-name="P130"><text:span text:style-name="T271">Apresentar o DER</text:span></text:p>
      <text:p text:style-name="P130"><text:span text:style-name="T272">Quadros, Tabelas, Figuras, etc. têm que ser citados no texto, antes de suas apresentações</text:span></text:p>
      <text:p text:style-name="P130"><text:span text:style-name="T273">Usar modelo estudado nas aulas de Engenharia de Software</text:span></text:p>
      <text:p text:style-name="P131"><text:span text:style-name="T274"/></text:p>
      <text:p text:style-name="P132"><text:span text:style-name="T275">4 Ferramentas e Métodos<text:s/></text:span><text:span text:style-name="T276">(este item é obrigatório)</text:span></text:p>
      <text:p text:style-name="P133"><text:span text:style-name="T277">Descrever as ferramentas utilizadas para o desenvolvimento do protótipo de software, incluindo descrição da versão utilizada, tipo de licença e referência para o site oficial da ferramenta (citando FONTES)</text:span></text:p>
      <text:p text:style-name="P133"><text:span text:style-name="T277">Justifique o motivo da utilização de cada ferramenta</text:span></text:p>
      <text:p text:style-name="P133"><text:span text:style-name="T277">Descreva os métodos de execução do projeto da interface usados</text:span></text:p>
      <text:p text:style-name="P134"><text:span text:style-name="T278"/></text:p>
      <text:p text:style-name="P135"><text:span text:style-name="T279">As ferramentas escolhidas para o projeto foram selecionadas com base em sua eficiência, escalabilidade e suporte à comunidade. Além disso, essas ferramentas têm documentação abrangente, tutoriais e recursos disponíveis na comunidade de desenvolvedores, o que torna mais fácil para os desenvolvedores aprenderem e implementarem as soluções. A escolha dessas ferramentas também foi influenciada pela preferência pessoal da equipe de desenvolvimento e experiência prévia no uso delas. As licenças das ferramentas são de código aberto, o que significa que são gratuitas e podem ser usadas para fins comerciais e pessoais. Os repositórios oficiais para cada um dos artefatos gerados são:</text:span></text:p>
      <text:p text:style-name="P135"><text:span text:style-name="T280"/></text:p>
      <text:p text:style-name="P135"><text:span text:style-name="T281">SWOT:</text:span></text:p>
      <text:p text:style-name="P135"><text:span text:style-name="T281">5W2H:</text:span></text:p>
      <text:p text:style-name="P135"><text:span text:style-name="T281">BPMN:</text:span></text:p>
      <text:p text:style-name="P135"><text:span text:style-name="T281">DOCUMENTAÇÃO:</text:span></text:p>
      <text:p text:style-name="P135"><text:span text:style-name="T281">DIAGRAMAS:</text:span></text:p>
      <text:p text:style-name="P135"><text:span text:style-name="T281">etc.</text:span></text:p>
      <text:p text:style-name="P135"><text:span text:style-name="T282"/></text:p>
      <text:p text:style-name="P136"><text:span text:style-name="T283">5 Desenvolvimento</text:span><text:span text:style-name="T284"><text:s/></text:span><text:span text:style-name="T285">(este item é obrigatório)</text:span></text:p>
      <text:p text:style-name="P137"><text:span text:style-name="T286">Descrever o processo de desenvolvimento do protótipo de software, adicionando trechos relevantes do código com comentários sobre técnicas e recursos utilizados para implementação. Apresentar capturas de telas comentando as funcionalidades</text:span></text:p>
      <text:p text:style-name="P138"><text:span text:style-name="T287"/></text:p>
      <text:p text:style-name="P138"><text:span text:style-name="T288">6 Resultados e Discussão<text:s/></text:span><text:span text:style-name="T289">(este item é obrigatório)</text:span></text:p>
      <text:p text:style-name="P139"><text:span text:style-name="T290">Apresentar o documento de Análise de Portabilidade</text:span></text:p>
      <text:p text:style-name="P140"><text:span text:style-name="T290">Apresentar os Cálculos das Métricas</text:span></text:p>
      <text:p text:style-name="P140"><text:span text:style-name="T290">Apresentar a Proposta Comercial</text:span></text:p>
      <text:p text:style-name="P140"><text:span text:style-name="T291"/></text:p>
      <text:p text:style-name="P141"><text:span text:style-name="T292">Considerações finais</text:span></text:p>
      <text:p text:style-name="P142"><text:span text:style-name="T293"/></text:p>
      <text:p text:style-name="P143"><text:span text:style-name="T294">Relembrar quais foram objetivos iniciais, o que foi de fato desenvolvido, quais foram os principais desafios e quais serão os projetos futuros que poderão ser realizados.</text:span></text:p>
      <text:p text:style-name="P144"><text:span text:style-name="T295"/></text:p>
      <text:p text:style-name="P145"><text:span text:style-name="T296">Referências</text:span></text:p>
      <text:p text:style-name="P146"><text:span text:style-name="T297">Devem ser normalizadas de acordo com a NBR 6023:2002 da ABNT e apresentadas em sequência padronizada. São alinhadas à margem esquerda do texto, com espaçamento simples entre as linhas e separadas entre si por uma linha em branco. Abaixo estão destacados alguns exemplos. Demais exemplos disponíveis no manual do TG.</text:span></text:p>
      <text:p text:style-name="P147"><text:span text:style-name="T298"/></text:p>
      <text:p text:style-name="P148"><text:span text:style-name="T299">Artigo de periódico</text:span></text:p>
      <text:p text:style-name="P148"><text:span text:style-name="T300">AUTOR(es). Título do artigo.<text:s/></text:span><text:span text:style-name="T301">Título do periódico</text:span><text:span text:style-name="T302">, local de publicação, v., n., p., ano.</text:span></text:p>
      <text:p text:style-name="P149"><text:span text:style-name="T303"/></text:p>
      <text:p text:style-name="P150"><text:span text:style-name="T304">Artigo de periódico em meio eletrônico</text:span></text:p>
      <text:p text:style-name="P150"><text:span text:style-name="T305">AUTOR(es). Título do artigo.<text:s/></text:span><text:span text:style-name="T306">Título do Periódico</text:span><text:span text:style-name="T307">, cidade, v., n., p., ano. Disponível em:&lt;endereço eletrônico&gt;. Acesso em: dia.mês.(abreviado).Ano.</text:span></text:p>
      <text:p text:style-name="P151"><text:span text:style-name="T308"/></text:p>
      <text:p text:style-name="P152"><text:span text:style-name="T309">AUTOR(es). Título do artigo.<text:s/></text:span><text:span text:style-name="T310">Título do Periódico</text:span><text:span text:style-name="T311">, local de publicação, v., n. p., ano. CD-ROM.</text:span></text:p>
      <text:p text:style-name="P153"><text:span text:style-name="T312"/></text:p>
      <text:p text:style-name="P154"><text:span text:style-name="T313">Livro</text:span></text:p>
      <text:p text:style-name="P154"><text:span text:style-name="T314">AUTOR(es).<text:s/></text:span><text:span text:style-name="T315">Título</text:span><text:span text:style-name="T316">: subtítulo. edição (abreviada). Local: Editora, ano. p. (total ou parcial).</text:span></text:p>
      <text:p text:style-name="P155"><text:span text:style-name="T317"/></text:p>
      <text:p text:style-name="P156"><text:span text:style-name="T318">Capítulo de livro</text:span></text:p>
      <text:p text:style-name="P156"><text:span text:style-name="T319">AUTOR. Título do capítulo. In: AUTOR do livro.<text:s/></text:span><text:span text:style-name="T320">Título</text:span><text:span text:style-name="T321">: subtítulo. Edição (abreviada). Local: Editora, ano. páginas do capítulo.</text:span></text:p>
      <text:p text:style-name="P157"><text:span text:style-name="T322"/></text:p>
      <text:p text:style-name="P158"><text:span text:style-name="T323">Livro em meio eletrônico</text:span></text:p>
      <text:p text:style-name="P158"><text:span text:style-name="T324">AUTOR(es).<text:s/></text:span><text:span text:style-name="T325">Título</text:span><text:span text:style-name="T326">. Edição (abreviada). Local: Editora, ano. p. (total ou parcial). Disponível em&lt;endereço eletrônico&gt;. Acesso em: dia.mês(abreviado).Ano.</text:span></text:p>
      <text:p text:style-name="P159"><text:span text:style-name="T327"/></text:p>
      <text:p text:style-name="P160"><text:span text:style-name="T328">AUTOR (es).<text:s/></text:span><text:span text:style-name="T329">Título</text:span><text:span text:style-name="T330">. Edição (abreviada). Local: Editora, ano. p. CD-ROM.</text:span></text:p>
      <text:p text:style-name="P161"><text:span text:style-name="T331"/></text:p>
      <text:p text:style-name="P162"><text:span text:style-name="T332">Dissertação, teses e trabalhos de graduação</text:span></text:p>
      <text:p text:style-name="P162"><text:span text:style-name="T333">AUTOR.<text:s/></text:span><text:span text:style-name="T334">Título</text:span><text:span text:style-name="T335">. ano. Número de folhas ou volumes. Categoria da Tese (Grau e área de concentração) - Nome da faculdade, Universidade, ano.</text:span></text:p>
      <text:p text:style-name="P163"><text:span text:style-name="T336"/></text:p>
      <text:p text:style-name="P163"><text:span text:style-name="T336"/></text:p>
      <text:p text:style-name="P164"><text:span text:style-name="T337">CODEPROJETS,<text:s/></text:span><text:span text:style-name="T338">Visual representation of SQL joins,<text:s/></text:span><text:span text:style-name="T339">10/01/2015. Disponível em: &lt;</text:span><text:a xlink:href="http://www.codeproject.com/Articles/33052/Visual-Representation-of-SQL-Joins"><text:span text:style-name="T340">http://www.codeproject.com/Articles/33052/Visual-Representation-of-SQL-Joins</text:span></text:a><text:span text:style-name="T341">&gt;. Acesso em: 05.out.2015.</text:span></text:p>
      <text:p text:style-name="P165"><text:span text:style-name="T342"/></text:p>
      <text:p text:style-name="P166"><text:span text:style-name="T343">DATE, C J.<text:s/></text:span><text:span text:style-name="T344">Introdução a sistemas de banco de dados</text:span><text:span text:style-name="T345">. 8 ed. Rio de Janeiro: Elsevier, 2003.</text:span></text:p>
      <text:p text:style-name="P167"><text:span text:style-name="T346"/></text:p>
      <text:p text:style-name="P168"><text:span text:style-name="T347">ELMASRI, Ramez; NAVATHE, Shamkant B.<text:s/></text:span><text:span text:style-name="T348">Sistema de banco de dados</text:span><text:span text:style-name="T349">. 4 ed. São Paulo: Pearson Addison Wesley, 2005.</text:span></text:p>
      <text:p text:style-name="P168"><text:span text:style-name="T350"/></text:p>
      <text:p text:style-name="P168"><text:span text:style-name="T351">IBICT. INSTITUTO BRASILEIRO DE INFORMAÇÃO EM CIÊNCIA E TECNOLOGIA</text:span><text:span text:style-name="T352">. Bibliografia Brasileira de Ciência da Informação:<text:s/></text:span><text:span text:style-name="T353">2004/2006. Brasília: IBICT, 2007. 64pp.</text:span></text:p>
      <text:p text:style-name="P168"><text:span text:style-name="T354"/></text:p>
      <text:p text:style-name="P168"><text:span text:style-name="T354"/></text:p>
      <text:p text:style-name="P168"><text:span text:style-name="T355">Uso De Siglas Em Referências:</text:span></text:p>
      <text:p text:style-name="P168"><text:span text:style-name="T356">Apresentar primeiro a sigla, depois o nome completo.</text:span><text:span text:style-name="T357"><text:s/></text:span></text:p>
      <text:p text:style-name="P168"><text:span text:style-name="T358"/></text:p>
      <text:p text:style-name="P168"><text:span text:style-name="T359">Não usar transcrição de e-books no trabalho, só deverá ser feito como citação indireta.</text:span></text:p>
      <text:p text:style-name="P168"><text:span text:style-name="T360"/></text:p>
      <text:p text:style-name="P168"><text:span text:style-name="T361">Referências da internet: </text:span></text:p>
      <text:p text:style-name="P168"><text:span text:style-name="T362">chave, título, data ou<text:s/></text:span><text:span text:style-name="T363">sd</text:span><text:span text:style-name="T364"><text:s/>quando nao tiver data. Disponível em &lt;link&gt;.<text:s text:c="2"/>Acesso em 12.jan.12.</text:span></text:p>
      <text:p text:style-name="P168"><text:span text:style-name="T365"/></text:p>
      <text:p text:style-name="P168"><text:span text:style-name="T366">No texto, quando for feita a citação da internet deverá constar:</text:span></text:p>
      <text:p text:style-name="P168"><text:span text:style-name="T366">chave, data ou<text:s/></text:span><text:span text:style-name="T367">sd, online</text:span><text:span text:style-name="T368">.</text:span></text:p>
      <text:p text:style-name="P168"><text:span text:style-name="T369"/></text:p>
      <text:p text:style-name="P168"><text:span text:style-name="T370">Orientações da ABNT, descritas na NBR 6023:2002.</text:span></text:p>
      <text:p text:style-name="P168"><text:span text:style-name="T371"/></text:p>
      <text:p text:style-name="P168"><text:span text:style-name="T372">A norma diz que se nenhuma data for indicada, nem a de copyright, você deve indicá-la das seguintes maneiras:</text:span></text:p>
      <text:list text:style-name="L169">
        <text:list-item>
          <text:p text:style-name="P169"><text:span text:style-name="T373">[1945 ou 1946] um ano ou outro</text:span></text:p>
        </text:list-item>
        <text:list-item>
          <text:p text:style-name="P169"><text:span text:style-name="T373">[2001?] data provável</text:span></text:p>
        </text:list-item>
        <text:list-item>
          <text:p text:style-name="P169"><text:span text:style-name="T373">[2017] data certa, não indicada no item</text:span></text:p>
        </text:list-item>
        <text:list-item>
          <text:p text:style-name="P169"><text:span text:style-name="T373">[entre 2000 e 2004] use intervalos menores de 20 anos</text:span></text:p>
        </text:list-item>
        <text:list-item>
          <text:p text:style-name="P169"><text:span text:style-name="T373">[ca. 1990] data aproximada</text:span></text:p>
        </text:list-item>
        <text:list-item>
          <text:p text:style-name="P169"><text:span text:style-name="T373">[194-] década certa</text:span></text:p>
        </text:list-item>
        <text:list-item>
          <text:p text:style-name="P169"><text:span text:style-name="T373">[200-?] década provável</text:span></text:p>
        </text:list-item>
        <text:list-item>
          <text:p text:style-name="P169"><text:span text:style-name="T373">[19- -] século certo</text:span></text:p>
        </text:list-item>
        <text:list-item>
          <text:p text:style-name="P169"><text:span text:style-name="T373">[20- -?] século provável</text:span></text:p>
        </text:list-item>
      </text:list>
      <text:p text:style-name="P170"><text:span text:style-name="T374"/></text:p>
      <text:p text:style-name="P171"><text:span text:style-name="T375">Anexo [ou Apêndice] 1</text:span></text:p>
      <text:p text:style-name="P172"><text:span text:style-name="T376">APÊNDICE: material que foi elaborado pelo autor do artigo para coletar dados, por exemplo, roteiro de perguntas de um questionário ou de uma entrevista; uma tabela que gerou um gráfico e que dispensa a apresentação dela etc..</text:span></text:p>
      <text:p text:style-name="P172"><text:span text:style-name="T377"/></text:p>
      <text:p text:style-name="P172"><text:span text:style-name="T378">ANEXO: material recolhido pelo autor do artigo junto a um participante de pesquisa e que representa dado comprobatório da discussão. Exemplo: respostas de questionários, de entrevistas etc. Enfim, material que serve de fundamentação, comprovação ou ilustração.</text:span></text:p>
      <text:p text:style-name="P172"><text:span text:style-name="T378"><text:s/></text:span></text:p>
      <text:p text:style-name="P172"><text:span text:style-name="T378">Inserir o documento com a missão, visão e valores</text:span></text:p>
      <text:p text:style-name="P172"><text:span text:style-name="T379"/></text:p>
      <text:p text:style-name="P173"><text:span text:style-name="T380">Anexo [ou Apêndice] 2</text:span></text:p>
      <text:p text:style-name="P173"><text:span text:style-name="T381">Inserir as perguntas e respostas realizadas na elicitação de requisitos</text:span></text:p>
      <text:p text:style-name="P174"><text:span text:style-name="T382"/></text:p>
      <text:p text:style-name="P174"><text:span text:style-name="T382"/></text:p>
      <text:p text:style-name="P174"><text:span text:style-name="T382"/></text:p>
      <text:p text:style-name="P174"><text:span text:style-name="T382"/></text:p>
      <text:p text:style-name="P174"><text:span text:style-name="T382"/></text:p>
      <text:p text:style-name="P174"><text:span text:style-name="T382"/></text:p>
      <text:p text:style-name="P174"><text:span text:style-name="T38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